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able-cell-properties fo:background-color="#ff3333"/>
    </style:style>
    <style:style style:name="ce3" style:family="table-cell" style:parent-style-name="Default" style:data-style-name="N11">
      <style:table-cell-properties fo:background-color="#ff6666"/>
    </style:style>
    <style:style style:name="ce4" style:family="table-cell" style:parent-style-name="Default" style:data-style-name="N11">
      <style:table-cell-properties fo:background-color="#00ccff"/>
    </style:style>
  </office:automatic-styles>
  <office:body>
    <office:spreadsheet>
      <table:table table:name="all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training err.</text:p>
          </table:table-cell>
          <table:table-cell office:value-type="string" calcext:value-type="string">
            <text:p>validation err.</text:p>
          </table:table-cell>
          <table:table-cell office:value-type="string" calcext:value-type="string">
            <text:p>new best</text:p>
          </table:table-cell>
          <table:table-cell office:value-type="string" calcext:value-type="string">
            <text:p>reverberated validation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4847.2" calcext:value-type="float">
            <text:p>4847.2</text:p>
          </table:table-cell>
          <table:table-cell office:value-type="float" office:value="2294.287" calcext:value-type="float">
            <text:p>2294.287</text:p>
          </table:table-cell>
          <table:table-cell office:value-type="float" office:value="1761.114" calcext:value-type="float">
            <text:p>1761.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275" calcext:value-type="percentage">
            <text:p>52.75%</text:p>
          </table:table-cell>
          <table:table-cell office:value-type="percentage" office:value="0.5425" calcext:value-type="percentage">
            <text:p>54.25%</text:p>
          </table:table-cell>
          <table:table-cell office:value-type="percentage" office:value="0.6492" calcext:value-type="percentage">
            <text:p>64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6864" calcext:value-type="percentage">
            <text:p>68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965.731" calcext:value-type="float">
            <text:p>1965.731</text:p>
          </table:table-cell>
          <table:table-cell office:value-type="float" office:value="1643.715" calcext:value-type="float">
            <text:p>1643.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75" calcext:value-type="percentage">
            <text:p>54.75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705966666667" calcext:value-type="percentage">
            <text:p>7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869.236" calcext:value-type="float">
            <text:p>1869.236</text:p>
          </table:table-cell>
          <table:table-cell office:value-type="float" office:value="1589.812" calcext:value-type="float">
            <text:p>1589.81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483" calcext:value-type="percentage">
            <text:p>54.83%</text:p>
          </table:table-cell>
          <table:table-cell office:value-type="percentage" office:value="0.595" calcext:value-type="percentage">
            <text:p>59.5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710833333333" calcext:value-type="percentage">
            <text:p>7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4847" calcext:value-type="float">
            <text:p>4847</text:p>
          </table:table-cell>
          <table:table-cell office:value-type="float" office:value="1813.789" calcext:value-type="float">
            <text:p>1813.789</text:p>
          </table:table-cell>
          <table:table-cell office:value-type="float" office:value="1556.586" calcext:value-type="float">
            <text:p>1556.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67" calcext:value-type="percentage">
            <text:p>58.67%</text:p>
          </table:table-cell>
          <table:table-cell office:value-type="percentage" office:value="0.6292" calcext:value-type="percentage">
            <text:p>62.9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3515" calcext:value-type="percentage">
            <text:p>73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4847.3" calcext:value-type="float">
            <text:p>4847.3</text:p>
          </table:table-cell>
          <table:table-cell office:value-type="float" office:value="1771.325" calcext:value-type="float">
            <text:p>1771.325</text:p>
          </table:table-cell>
          <table:table-cell office:value-type="float" office:value="1548.562" calcext:value-type="float">
            <text:p>1548.56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5858" calcext:value-type="percentage">
            <text:p>58.58%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692" calcext:value-type="percentage">
            <text:p>86.92%</text:p>
          </table:table-cell>
          <table:table-cell office:value-type="percentage" office:value="0.739733333333" calcext:value-type="percentage">
            <text:p>73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737.349" calcext:value-type="float">
            <text:p>1737.349</text:p>
          </table:table-cell>
          <table:table-cell office:value-type="float" office:value="1503.187" calcext:value-type="float">
            <text:p>1503.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746683333333" calcext:value-type="percentage">
            <text:p>74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4847" calcext:value-type="float">
            <text:p>4847</text:p>
          </table:table-cell>
          <table:table-cell office:value-type="float" office:value="1709.734" calcext:value-type="float">
            <text:p>1709.734</text:p>
          </table:table-cell>
          <table:table-cell office:value-type="float" office:value="1478.042" calcext:value-type="float">
            <text:p>1478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025" calcext:value-type="percentage">
            <text:p>60.25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755016666667" calcext:value-type="percentage">
            <text:p>75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87.484" calcext:value-type="float">
            <text:p>1687.484</text:p>
          </table:table-cell>
          <table:table-cell office:value-type="float" office:value="1473.653" calcext:value-type="float">
            <text:p>1473.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" calcext:value-type="percentage">
            <text:p>61.00%</text:p>
          </table:table-cell>
          <table:table-cell office:value-type="percentage" office:value="0.655" calcext:value-type="percentage">
            <text:p>65.50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542" calcext:value-type="percentage">
            <text:p>85.4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755" calcext:value-type="percentage">
            <text:p>75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70.217" calcext:value-type="float">
            <text:p>1670.217</text:p>
          </table:table-cell>
          <table:table-cell office:value-type="float" office:value="1505.44" calcext:value-type="float">
            <text:p>1505.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0" calcext:value-type="float">
            <text:p>10</text:p>
          </table:table-cell>
          <table:table-cell office:value-type="float" office:value="4846.8" calcext:value-type="float">
            <text:p>4846.8</text:p>
          </table:table-cell>
          <table:table-cell office:value-type="float" office:value="1653.391" calcext:value-type="float">
            <text:p>1653.391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158" calcext:value-type="percentage">
            <text:p>61.58%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42" calcext:value-type="percentage">
            <text:p>80.42%</text:p>
          </table:table-cell>
          <table:table-cell office:value-type="percentage" office:value="0.8533" calcext:value-type="percentage">
            <text:p>85.33%</text:p>
          </table:table-cell>
          <table:table-cell office:value-type="percentage" office:value="0.8633" calcext:value-type="percentage">
            <text:p>86.33%</text:p>
          </table:table-cell>
          <table:table-cell office:value-type="percentage" office:value="0.755833333333" calcext:value-type="percentage">
            <text:p>75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1" calcext:value-type="float">
            <text:p>1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630.596" calcext:value-type="float">
            <text:p>1630.596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67" calcext:value-type="percentage">
            <text:p>63.67%</text:p>
          </table:table-cell>
          <table:table-cell office:value-type="percentage" office:value="0.6767" calcext:value-type="percentage">
            <text:p>67.67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517" calcext:value-type="percentage">
            <text:p>85.17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76975" calcext:value-type="percentage">
            <text:p>76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2" calcext:value-type="float">
            <text:p>12</text:p>
          </table:table-cell>
          <table:table-cell office:value-type="float" office:value="4846.9" calcext:value-type="float">
            <text:p>4846.9</text:p>
          </table:table-cell>
          <table:table-cell office:value-type="float" office:value="1615.773" calcext:value-type="float">
            <text:p>1615.773</text:p>
          </table:table-cell>
          <table:table-cell office:value-type="float" office:value="1426.591" calcext:value-type="float">
            <text:p>1426.5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3" calcext:value-type="float">
            <text:p>13</text:p>
          </table:table-cell>
          <table:table-cell office:value-type="float" office:value="4847.1" calcext:value-type="float">
            <text:p>4847.1</text:p>
          </table:table-cell>
          <table:table-cell office:value-type="float" office:value="1602.556" calcext:value-type="float">
            <text:p>1602.556</text:p>
          </table:table-cell>
          <table:table-cell office:value-type="float" office:value="1404.555" calcext:value-type="float">
            <text:p>1404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4" calcext:value-type="percentage">
            <text:p>64.00%</text:p>
          </table:table-cell>
          <table:table-cell office:value-type="percentage" office:value="0.6783" calcext:value-type="percentage">
            <text:p>67.83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6" calcext:value-type="percentage">
            <text:p>86.0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7265" calcext:value-type="percentage">
            <text:p>77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4" calcext:value-type="float">
            <text:p>14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91.189" calcext:value-type="float">
            <text:p>1591.189</text:p>
          </table:table-cell>
          <table:table-cell office:value-type="float" office:value="1396.546" calcext:value-type="float">
            <text:p>1396.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92" calcext:value-type="percentage">
            <text:p>65.9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642" calcext:value-type="percentage">
            <text:p>76.42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80566666667" calcext:value-type="percentage">
            <text:p>78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5" calcext:value-type="float">
            <text:p>1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579.129" calcext:value-type="float">
            <text:p>1579.129</text:p>
          </table:table-cell>
          <table:table-cell office:value-type="float" office:value="1385.641" calcext:value-type="float">
            <text:p>1385.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375" calcext:value-type="percentage">
            <text:p>63.75%</text:p>
          </table:table-cell>
          <table:table-cell office:value-type="percentage" office:value="0.6817" calcext:value-type="percentage">
            <text:p>68.1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592" calcext:value-type="percentage">
            <text:p>85.92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772366666667" calcext:value-type="percentage">
            <text:p>77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6" calcext:value-type="float">
            <text:p>1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69.546" calcext:value-type="float">
            <text:p>1569.546</text:p>
          </table:table-cell>
          <table:table-cell office:value-type="float" office:value="1388.314" calcext:value-type="float">
            <text:p>1388.31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7" calcext:value-type="float">
            <text:p>1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59.63" calcext:value-type="float">
            <text:p>1559.63</text:p>
          </table:table-cell>
          <table:table-cell office:value-type="float" office:value="1375.495" calcext:value-type="float">
            <text:p>1375.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55" calcext:value-type="percentage">
            <text:p>65.50%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783633333333" calcext:value-type="percentage">
            <text:p>78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8" calcext:value-type="float">
            <text:p>1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549.773" calcext:value-type="float">
            <text:p>1549.773</text:p>
          </table:table-cell>
          <table:table-cell office:value-type="float" office:value="1396.663" calcext:value-type="float">
            <text:p>1396.6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9" calcext:value-type="float">
            <text:p>19</text:p>
          </table:table-cell>
          <table:table-cell office:value-type="float" office:value="4847.3" calcext:value-type="float">
            <text:p>4847.3</text:p>
          </table:table-cell>
          <table:table-cell office:value-type="float" office:value="1544.253" calcext:value-type="float">
            <text:p>1544.253</text:p>
          </table:table-cell>
          <table:table-cell office:value-type="float" office:value="1359.82" calcext:value-type="float">
            <text:p>1359.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58" calcext:value-type="percentage">
            <text:p>67.58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775" calcext:value-type="percentage">
            <text:p>77.75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642" calcext:value-type="percentage">
            <text:p>86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88883333333" calcext:value-type="percentage">
            <text:p>7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0" calcext:value-type="float">
            <text:p>20</text:p>
          </table:table-cell>
          <table:table-cell office:value-type="float" office:value="4846.9" calcext:value-type="float">
            <text:p>4846.9</text:p>
          </table:table-cell>
          <table:table-cell office:value-type="float" office:value="1534.159" calcext:value-type="float">
            <text:p>1534.159</text:p>
          </table:table-cell>
          <table:table-cell office:value-type="float" office:value="1367.038" calcext:value-type="float">
            <text:p>1367.0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1" calcext:value-type="float">
            <text:p>2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27.533" calcext:value-type="float">
            <text:p>1527.533</text:p>
          </table:table-cell>
          <table:table-cell office:value-type="float" office:value="1353.491" calcext:value-type="float">
            <text:p>1353.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25" calcext:value-type="percentage">
            <text:p>67.25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86683333333" calcext:value-type="percentage">
            <text:p>78.6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2" calcext:value-type="float">
            <text:p>22</text:p>
          </table:table-cell>
          <table:table-cell office:value-type="float" office:value="4847" calcext:value-type="float">
            <text:p>4847</text:p>
          </table:table-cell>
          <table:table-cell office:value-type="float" office:value="1519.617" calcext:value-type="float">
            <text:p>1519.617</text:p>
          </table:table-cell>
          <table:table-cell office:value-type="float" office:value="1350.866" calcext:value-type="float">
            <text:p>1350.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42" calcext:value-type="percentage">
            <text:p>67.42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7717" calcext:value-type="percentage">
            <text:p>77.1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7" calcext:value-type="percentage">
            <text:p>87.00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78445" calcext:value-type="percentage">
            <text:p>78.4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3" calcext:value-type="float">
            <text:p>2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513.211" calcext:value-type="float">
            <text:p>1513.211</text:p>
          </table:table-cell>
          <table:table-cell office:value-type="float" office:value="1338.646" calcext:value-type="float">
            <text:p>1338.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872" calcext:value-type="percentage">
            <text:p>78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4" calcext:value-type="float">
            <text:p>24</text:p>
          </table:table-cell>
          <table:table-cell office:value-type="float" office:value="4847" calcext:value-type="float">
            <text:p>4847</text:p>
          </table:table-cell>
          <table:table-cell office:value-type="float" office:value="1506.711" calcext:value-type="float">
            <text:p>1506.711</text:p>
          </table:table-cell>
          <table:table-cell office:value-type="float" office:value="1341.09" calcext:value-type="float">
            <text:p>1341.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5" calcext:value-type="float">
            <text:p>25</text:p>
          </table:table-cell>
          <table:table-cell office:value-type="float" office:value="4847" calcext:value-type="float">
            <text:p>4847</text:p>
          </table:table-cell>
          <table:table-cell office:value-type="float" office:value="1502.428" calcext:value-type="float">
            <text:p>1502.428</text:p>
          </table:table-cell>
          <table:table-cell office:value-type="float" office:value="1341.763" calcext:value-type="float">
            <text:p>1341.7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6" calcext:value-type="float">
            <text:p>2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97.354" calcext:value-type="float">
            <text:p>1497.354</text:p>
          </table:table-cell>
          <table:table-cell office:value-type="float" office:value="1340.744" calcext:value-type="float">
            <text:p>1340.7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7" calcext:value-type="float">
            <text:p>27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91.535" calcext:value-type="float">
            <text:p>1491.535</text:p>
          </table:table-cell>
          <table:table-cell office:value-type="float" office:value="1339.578" calcext:value-type="float">
            <text:p>1339.57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8" calcext:value-type="float">
            <text:p>28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87.125" calcext:value-type="float">
            <text:p>1487.125</text:p>
          </table:table-cell>
          <table:table-cell office:value-type="float" office:value="1332.008" calcext:value-type="float">
            <text:p>1332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0416666667" calcext:value-type="percentage">
            <text:p>79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9" calcext:value-type="float">
            <text:p>2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80.851" calcext:value-type="float">
            <text:p>1480.851</text:p>
          </table:table-cell>
          <table:table-cell office:value-type="float" office:value="1330.79" calcext:value-type="float">
            <text:p>1330.7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table:style-name="ce3" office:value-type="percentage" office:value="0.8908" calcext:value-type="percentage">
            <text:p>89.08%</text:p>
          </table:table-cell>
          <table:table-cell office:value-type="percentage" office:value="0.79875" calcext:value-type="percentage">
            <text:p>79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0" calcext:value-type="float">
            <text:p>3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75.595" calcext:value-type="float">
            <text:p>1475.595</text:p>
          </table:table-cell>
          <table:table-cell office:value-type="float" office:value="1332.402" calcext:value-type="float">
            <text:p>1332.4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1" calcext:value-type="float">
            <text:p>31</text:p>
          </table:table-cell>
          <table:table-cell office:value-type="float" office:value="4847" calcext:value-type="float">
            <text:p>4847</text:p>
          </table:table-cell>
          <table:table-cell office:value-type="float" office:value="1471.05" calcext:value-type="float">
            <text:p>1471.05</text:p>
          </table:table-cell>
          <table:table-cell office:value-type="float" office:value="1330.283" calcext:value-type="float">
            <text:p>1330.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55" calcext:value-type="percentage">
            <text:p>79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2" calcext:value-type="float">
            <text:p>3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70.802" calcext:value-type="float">
            <text:p>1470.802</text:p>
          </table:table-cell>
          <table:table-cell office:value-type="float" office:value="1322.074" calcext:value-type="float">
            <text:p>1322.07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793883333333" calcext:value-type="percentage">
            <text:p>79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3" calcext:value-type="float">
            <text:p>33</text:p>
          </table:table-cell>
          <table:table-cell office:value-type="float" office:value="4847" calcext:value-type="float">
            <text:p>4847</text:p>
          </table:table-cell>
          <table:table-cell office:value-type="float" office:value="1462.868" calcext:value-type="float">
            <text:p>1462.868</text:p>
          </table:table-cell>
          <table:table-cell office:value-type="float" office:value="1314.791" calcext:value-type="float">
            <text:p>1314.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4" calcext:value-type="float">
            <text:p>3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60.163" calcext:value-type="float">
            <text:p>1460.163</text:p>
          </table:table-cell>
          <table:table-cell office:value-type="float" office:value="1320.369" calcext:value-type="float">
            <text:p>1320.3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5" calcext:value-type="float">
            <text:p>35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55.59" calcext:value-type="float">
            <text:p>1455.59</text:p>
          </table:table-cell>
          <table:table-cell office:value-type="float" office:value="1318.04" calcext:value-type="float">
            <text:p>1318.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6" calcext:value-type="float">
            <text:p>36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52.28" calcext:value-type="float">
            <text:p>1452.28</text:p>
          </table:table-cell>
          <table:table-cell office:value-type="float" office:value="1311.351" calcext:value-type="float">
            <text:p>1311.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795016666667" calcext:value-type="percentage">
            <text:p>79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7" calcext:value-type="float">
            <text:p>3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47.753" calcext:value-type="float">
            <text:p>1447.753</text:p>
          </table:table-cell>
          <table:table-cell office:value-type="float" office:value="1314.56" calcext:value-type="float">
            <text:p>1314.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8" calcext:value-type="float">
            <text:p>3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44.119" calcext:value-type="float">
            <text:p>1444.119</text:p>
          </table:table-cell>
          <table:table-cell office:value-type="float" office:value="1311.252" calcext:value-type="float">
            <text:p>1311.25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795816666667" calcext:value-type="percentage">
            <text:p>79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9" calcext:value-type="float">
            <text:p>3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40.778" calcext:value-type="float">
            <text:p>1440.778</text:p>
          </table:table-cell>
          <table:table-cell office:value-type="float" office:value="1309.435" calcext:value-type="float">
            <text:p>1309.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795716666667" calcext:value-type="percentage">
            <text:p>79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0" calcext:value-type="float">
            <text:p>4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7.929" calcext:value-type="float">
            <text:p>1437.929</text:p>
          </table:table-cell>
          <table:table-cell office:value-type="float" office:value="1309.556" calcext:value-type="float">
            <text:p>1309.55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1" calcext:value-type="float">
            <text:p>4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436.452" calcext:value-type="float">
            <text:p>1436.452</text:p>
          </table:table-cell>
          <table:table-cell office:value-type="float" office:value="1312.667" calcext:value-type="float">
            <text:p>1312.66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2" calcext:value-type="float">
            <text:p>4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32.883" calcext:value-type="float">
            <text:p>1432.883</text:p>
          </table:table-cell>
          <table:table-cell office:value-type="float" office:value="1302.682" calcext:value-type="float">
            <text:p>1302.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797216666667" calcext:value-type="percentage">
            <text:p>7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3" calcext:value-type="float">
            <text:p>4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427.809" calcext:value-type="float">
            <text:p>1427.809</text:p>
          </table:table-cell>
          <table:table-cell office:value-type="float" office:value="1307.55" calcext:value-type="float">
            <text:p>1307.5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4" calcext:value-type="float">
            <text:p>44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6.315" calcext:value-type="float">
            <text:p>1426.315</text:p>
          </table:table-cell>
          <table:table-cell office:value-type="float" office:value="1305.022" calcext:value-type="float">
            <text:p>1305.02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5" calcext:value-type="float">
            <text:p>4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23.128" calcext:value-type="float">
            <text:p>1423.128</text:p>
          </table:table-cell>
          <table:table-cell office:value-type="float" office:value="1301.971" calcext:value-type="float">
            <text:p>1301.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2933333333" calcext:value-type="percentage">
            <text:p>80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6" calcext:value-type="float">
            <text:p>4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20.569" calcext:value-type="float">
            <text:p>1420.569</text:p>
          </table:table-cell>
          <table:table-cell office:value-type="float" office:value="1302.791" calcext:value-type="float">
            <text:p>1302.7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7" calcext:value-type="float">
            <text:p>4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18.39" calcext:value-type="float">
            <text:p>1418.39</text:p>
          </table:table-cell>
          <table:table-cell office:value-type="float" office:value="1298.454" calcext:value-type="float">
            <text:p>1298.45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4866666667" calcext:value-type="percentage">
            <text:p>79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8" calcext:value-type="float">
            <text:p>48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13.647" calcext:value-type="float">
            <text:p>1413.647</text:p>
          </table:table-cell>
          <table:table-cell office:value-type="float" office:value="1294.347" calcext:value-type="float">
            <text:p>1294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2366666667" calcext:value-type="percentage">
            <text:p>80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9" calcext:value-type="float">
            <text:p>49</text:p>
          </table:table-cell>
          <table:table-cell office:value-type="float" office:value="4847" calcext:value-type="float">
            <text:p>4847</text:p>
          </table:table-cell>
          <table:table-cell office:value-type="float" office:value="1412.03" calcext:value-type="float">
            <text:p>1412.03</text:p>
          </table:table-cell>
          <table:table-cell office:value-type="float" office:value="1302.446" calcext:value-type="float">
            <text:p>1302.44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0" calcext:value-type="float">
            <text:p>5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9.114" calcext:value-type="float">
            <text:p>1409.114</text:p>
          </table:table-cell>
          <table:table-cell office:value-type="float" office:value="1294.544" calcext:value-type="float">
            <text:p>1294.5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1" calcext:value-type="float">
            <text:p>51</text:p>
          </table:table-cell>
          <table:table-cell office:value-type="float" office:value="4847.3" calcext:value-type="float">
            <text:p>4847.3</text:p>
          </table:table-cell>
          <table:table-cell office:value-type="float" office:value="1405.555" calcext:value-type="float">
            <text:p>1405.555</text:p>
          </table:table-cell>
          <table:table-cell office:value-type="float" office:value="1297.686" calcext:value-type="float">
            <text:p>1297.6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2" calcext:value-type="float">
            <text:p>5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406.719" calcext:value-type="float">
            <text:p>1406.719</text:p>
          </table:table-cell>
          <table:table-cell office:value-type="float" office:value="1302.157" calcext:value-type="float">
            <text:p>1302.1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3" calcext:value-type="float">
            <text:p>53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3.94" calcext:value-type="float">
            <text:p>1403.94</text:p>
          </table:table-cell>
          <table:table-cell office:value-type="float" office:value="1290.958" calcext:value-type="float">
            <text:p>1290.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5416666667" calcext:value-type="percentage">
            <text:p>80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4" calcext:value-type="float">
            <text:p>5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400.61" calcext:value-type="float">
            <text:p>1400.61</text:p>
          </table:table-cell>
          <table:table-cell office:value-type="float" office:value="1287.221" calcext:value-type="float">
            <text:p>1287.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04316666667" calcext:value-type="percentage">
            <text:p>80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5" calcext:value-type="float">
            <text:p>5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8.537" calcext:value-type="float">
            <text:p>1398.537</text:p>
          </table:table-cell>
          <table:table-cell office:value-type="float" office:value="1299.44" calcext:value-type="float">
            <text:p>1299.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6" calcext:value-type="float">
            <text:p>56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96.916" calcext:value-type="float">
            <text:p>1396.916</text:p>
          </table:table-cell>
          <table:table-cell office:value-type="float" office:value="1293.05" calcext:value-type="float">
            <text:p>1293.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7" calcext:value-type="float">
            <text:p>57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93.173" calcext:value-type="float">
            <text:p>1393.173</text:p>
          </table:table-cell>
          <table:table-cell office:value-type="float" office:value="1290.556" calcext:value-type="float">
            <text:p>1290.5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04583333333" calcext:value-type="percentage">
            <text:p>80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8" calcext:value-type="float">
            <text:p>58</text:p>
          </table:table-cell>
          <table:table-cell office:value-type="float" office:value="4847" calcext:value-type="float">
            <text:p>4847</text:p>
          </table:table-cell>
          <table:table-cell office:value-type="float" office:value="1390.776" calcext:value-type="float">
            <text:p>1390.776</text:p>
          </table:table-cell>
          <table:table-cell office:value-type="float" office:value="1295.485" calcext:value-type="float">
            <text:p>1295.4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9" calcext:value-type="float">
            <text:p>59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9.525" calcext:value-type="float">
            <text:p>1389.525</text:p>
          </table:table-cell>
          <table:table-cell office:value-type="float" office:value="1290.886" calcext:value-type="float">
            <text:p>1290.8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0" calcext:value-type="float">
            <text:p>6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87.495" calcext:value-type="float">
            <text:p>1387.495</text:p>
          </table:table-cell>
          <table:table-cell office:value-type="float" office:value="1290.729" calcext:value-type="float">
            <text:p>1290.7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1" calcext:value-type="float">
            <text:p>61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86.998" calcext:value-type="float">
            <text:p>1386.998</text:p>
          </table:table-cell>
          <table:table-cell office:value-type="float" office:value="1286.594" calcext:value-type="float">
            <text:p>1286.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05016666667" calcext:value-type="percentage">
            <text:p>80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2" calcext:value-type="float">
            <text:p>62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84.142" calcext:value-type="float">
            <text:p>1384.142</text:p>
          </table:table-cell>
          <table:table-cell office:value-type="float" office:value="1287.835" calcext:value-type="float">
            <text:p>1287.8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3" calcext:value-type="float">
            <text:p>6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80.594" calcext:value-type="float">
            <text:p>1380.594</text:p>
          </table:table-cell>
          <table:table-cell office:value-type="float" office:value="1294.225" calcext:value-type="float">
            <text:p>1294.2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4" calcext:value-type="float">
            <text:p>64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9.837" calcext:value-type="float">
            <text:p>1379.837</text:p>
          </table:table-cell>
          <table:table-cell office:value-type="float" office:value="1285.928" calcext:value-type="float">
            <text:p>1285.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5283333333" calcext:value-type="percentage">
            <text:p>80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5" calcext:value-type="float">
            <text:p>6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7.573" calcext:value-type="float">
            <text:p>1377.573</text:p>
          </table:table-cell>
          <table:table-cell office:value-type="float" office:value="1290.857" calcext:value-type="float">
            <text:p>1290.85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6" calcext:value-type="float">
            <text:p>66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292.012" calcext:value-type="float">
            <text:p>1292.01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7" calcext:value-type="float">
            <text:p>67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4.104" calcext:value-type="float">
            <text:p>1374.104</text:p>
          </table:table-cell>
          <table:table-cell office:value-type="float" office:value="1289.588" calcext:value-type="float">
            <text:p>1289.58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8" calcext:value-type="float">
            <text:p>68</text:p>
          </table:table-cell>
          <table:table-cell office:value-type="float" office:value="4847" calcext:value-type="float">
            <text:p>4847</text:p>
          </table:table-cell>
          <table:table-cell office:value-type="float" office:value="1372.345" calcext:value-type="float">
            <text:p>1372.345</text:p>
          </table:table-cell>
          <table:table-cell office:value-type="float" office:value="1284.382" calcext:value-type="float">
            <text:p>1284.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office:value-type="percentage" office:value="0.80595" calcext:value-type="percentage">
            <text:p>8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9" calcext:value-type="float">
            <text:p>69</text:p>
          </table:table-cell>
          <table:table-cell office:value-type="float" office:value="4847" calcext:value-type="float">
            <text:p>4847</text:p>
          </table:table-cell>
          <table:table-cell office:value-type="float" office:value="1371.961" calcext:value-type="float">
            <text:p>1371.961</text:p>
          </table:table-cell>
          <table:table-cell office:value-type="float" office:value="1288.336" calcext:value-type="float">
            <text:p>1288.33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0" calcext:value-type="float">
            <text:p>70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70.101" calcext:value-type="float">
            <text:p>1370.101</text:p>
          </table:table-cell>
          <table:table-cell office:value-type="float" office:value="1279.423" calcext:value-type="float">
            <text:p>1279.42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1" calcext:value-type="float">
            <text:p>71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67.091" calcext:value-type="float">
            <text:p>1367.091</text:p>
          </table:table-cell>
          <table:table-cell office:value-type="float" office:value="1281.451" calcext:value-type="float">
            <text:p>1281.45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2" calcext:value-type="float">
            <text:p>72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5.141" calcext:value-type="float">
            <text:p>1365.141</text:p>
          </table:table-cell>
          <table:table-cell office:value-type="float" office:value="1285.311" calcext:value-type="float">
            <text:p>1285.31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3" calcext:value-type="float">
            <text:p>73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63.78" calcext:value-type="float">
            <text:p>1363.78</text:p>
          </table:table-cell>
          <table:table-cell office:value-type="float" office:value="1282.05" calcext:value-type="float">
            <text:p>1282.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1966666667" calcext:value-type="percentage">
            <text:p>8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4" calcext:value-type="float">
            <text:p>74</text:p>
          </table:table-cell>
          <table:table-cell office:value-type="float" office:value="4847" calcext:value-type="float">
            <text:p>4847</text:p>
          </table:table-cell>
          <table:table-cell office:value-type="float" office:value="1362.827" calcext:value-type="float">
            <text:p>1362.827</text:p>
          </table:table-cell>
          <table:table-cell office:value-type="float" office:value="1284.039" calcext:value-type="float">
            <text:p>1284.0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5" calcext:value-type="float">
            <text:p>75</text:p>
          </table:table-cell>
          <table:table-cell office:value-type="float" office:value="4847.2" calcext:value-type="float">
            <text:p>4847.2</text:p>
          </table:table-cell>
          <table:table-cell office:value-type="float" office:value="1363.077" calcext:value-type="float">
            <text:p>1363.077</text:p>
          </table:table-cell>
          <table:table-cell office:value-type="float" office:value="1297.496" calcext:value-type="float">
            <text:p>1297.4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6" calcext:value-type="float">
            <text:p>76</text:p>
          </table:table-cell>
          <table:table-cell office:value-type="float" office:value="4846.7" calcext:value-type="float">
            <text:p>4846.7</text:p>
          </table:table-cell>
          <table:table-cell office:value-type="float" office:value="1361.848" calcext:value-type="float">
            <text:p>1361.848</text:p>
          </table:table-cell>
          <table:table-cell office:value-type="float" office:value="1278.555" calcext:value-type="float">
            <text:p>1278.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7083333333" calcext:value-type="percentage">
            <text:p>80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7" calcext:value-type="float">
            <text:p>77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8.241" calcext:value-type="float">
            <text:p>1358.241</text:p>
          </table:table-cell>
          <table:table-cell office:value-type="float" office:value="1284.961" calcext:value-type="float">
            <text:p>1284.9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8" calcext:value-type="float">
            <text:p>7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5.935" calcext:value-type="float">
            <text:p>1355.935</text:p>
          </table:table-cell>
          <table:table-cell office:value-type="float" office:value="1287.762" calcext:value-type="float">
            <text:p>1287.7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9" calcext:value-type="float">
            <text:p>79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5.73" calcext:value-type="float">
            <text:p>1355.73</text:p>
          </table:table-cell>
          <table:table-cell office:value-type="float" office:value="1283.486" calcext:value-type="float">
            <text:p>1283.4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0" calcext:value-type="float">
            <text:p>80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53.866" calcext:value-type="float">
            <text:p>1353.866</text:p>
          </table:table-cell>
          <table:table-cell office:value-type="float" office:value="1282.065" calcext:value-type="float">
            <text:p>1282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616666667" calcext:value-type="percentage">
            <text:p>80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1" calcext:value-type="float">
            <text:p>81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51.511" calcext:value-type="float">
            <text:p>1351.511</text:p>
          </table:table-cell>
          <table:table-cell office:value-type="float" office:value="1280.071" calcext:value-type="float">
            <text:p>1280.0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2" calcext:value-type="float">
            <text:p>8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9.73" calcext:value-type="float">
            <text:p>1349.73</text:p>
          </table:table-cell>
          <table:table-cell office:value-type="float" office:value="1284.799" calcext:value-type="float">
            <text:p>1284.7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3" calcext:value-type="float">
            <text:p>83</text:p>
          </table:table-cell>
          <table:table-cell office:value-type="float" office:value="4847" calcext:value-type="float">
            <text:p>4847</text:p>
          </table:table-cell>
          <table:table-cell office:value-type="float" office:value="1349.442" calcext:value-type="float">
            <text:p>1349.442</text:p>
          </table:table-cell>
          <table:table-cell office:value-type="float" office:value="1285.848" calcext:value-type="float">
            <text:p>1285.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799183333333" calcext:value-type="percentage">
            <text:p>79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4" calcext:value-type="float">
            <text:p>84</text:p>
          </table:table-cell>
          <table:table-cell office:value-type="float" office:value="4847" calcext:value-type="float">
            <text:p>4847</text:p>
          </table:table-cell>
          <table:table-cell office:value-type="float" office:value="1348.745" calcext:value-type="float">
            <text:p>1348.745</text:p>
          </table:table-cell>
          <table:table-cell office:value-type="float" office:value="1280.064" calcext:value-type="float">
            <text:p>1280.0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5" calcext:value-type="float">
            <text:p>85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47.242" calcext:value-type="float">
            <text:p>1347.242</text:p>
          </table:table-cell>
          <table:table-cell office:value-type="float" office:value="1279.321" calcext:value-type="float">
            <text:p>1279.3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6" calcext:value-type="float">
            <text:p>86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44.725" calcext:value-type="float">
            <text:p>1344.725</text:p>
          </table:table-cell>
          <table:table-cell office:value-type="float" office:value="1278.428" calcext:value-type="float">
            <text:p>1278.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195" calcext:value-type="percentage">
            <text:p>80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7" calcext:value-type="float">
            <text:p>87</text:p>
          </table:table-cell>
          <table:table-cell office:value-type="float" office:value="4847" calcext:value-type="float">
            <text:p>4847</text:p>
          </table:table-cell>
          <table:table-cell office:value-type="float" office:value="1344.852" calcext:value-type="float">
            <text:p>1344.852</text:p>
          </table:table-cell>
          <table:table-cell office:value-type="float" office:value="1283.076" calcext:value-type="float">
            <text:p>1283.0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8" calcext:value-type="float">
            <text:p>88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2.25" calcext:value-type="float">
            <text:p>1342.25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39" calcext:value-type="percentage">
            <text:p>8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9" calcext:value-type="float">
            <text:p>89</text:p>
          </table:table-cell>
          <table:table-cell office:value-type="float" office:value="4846.9" calcext:value-type="float">
            <text:p>4846.9</text:p>
          </table:table-cell>
          <table:table-cell office:value-type="float" office:value="1341.4" calcext:value-type="float">
            <text:p>1341.4</text:p>
          </table:table-cell>
          <table:table-cell office:value-type="float" office:value="1276.563" calcext:value-type="float">
            <text:p>1276.56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0" calcext:value-type="float">
            <text:p>90</text:p>
          </table:table-cell>
          <table:table-cell office:value-type="float" office:value="4847.3" calcext:value-type="float">
            <text:p>4847.3</text:p>
          </table:table-cell>
          <table:table-cell office:value-type="float" office:value="1343.174" calcext:value-type="float">
            <text:p>1343.174</text:p>
          </table:table-cell>
          <table:table-cell office:value-type="float" office:value="1283.1" calcext:value-type="float">
            <text:p>1283.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1" calcext:value-type="float">
            <text:p>91</text:p>
          </table:table-cell>
          <table:table-cell office:value-type="float" office:value="4847" calcext:value-type="float">
            <text:p>4847</text:p>
          </table:table-cell>
          <table:table-cell office:value-type="float" office:value="1340.069" calcext:value-type="float">
            <text:p>1340.069</text:p>
          </table:table-cell>
          <table:table-cell office:value-type="float" office:value="1278.372" calcext:value-type="float">
            <text:p>1278.37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2" calcext:value-type="float">
            <text:p>92</text:p>
          </table:table-cell>
          <table:table-cell office:value-type="float" office:value="4847.1" calcext:value-type="float">
            <text:p>4847.1</text:p>
          </table:table-cell>
          <table:table-cell office:value-type="float" office:value="1338.938" calcext:value-type="float">
            <text:p>1338.938</text:p>
          </table:table-cell>
          <table:table-cell office:value-type="float" office:value="1271.047" calcext:value-type="float">
            <text:p>1271.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4716666667" calcext:value-type="percentage">
            <text:p>80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3" calcext:value-type="float">
            <text:p>93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7.342" calcext:value-type="float">
            <text:p>1337.342</text:p>
          </table:table-cell>
          <table:table-cell office:value-type="float" office:value="1277.034" calcext:value-type="float">
            <text:p>1277.0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4" calcext:value-type="float">
            <text:p>94</text:p>
          </table:table-cell>
          <table:table-cell office:value-type="float" office:value="4847" calcext:value-type="float">
            <text:p>4847</text:p>
          </table:table-cell>
          <table:table-cell office:value-type="float" office:value="1336.479" calcext:value-type="float">
            <text:p>1336.479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5" calcext:value-type="float">
            <text:p>95</text:p>
          </table:table-cell>
          <table:table-cell office:value-type="float" office:value="4846.8" calcext:value-type="float">
            <text:p>4846.8</text:p>
          </table:table-cell>
          <table:table-cell office:value-type="float" office:value="1334.506" calcext:value-type="float">
            <text:p>1334.506</text:p>
          </table:table-cell>
          <table:table-cell office:value-type="float" office:value="1277.204" calcext:value-type="float">
            <text:p>1277.2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6" calcext:value-type="float">
            <text:p>96</text:p>
          </table:table-cell>
          <table:table-cell office:value-type="float" office:value="4847" calcext:value-type="float">
            <text:p>4847</text:p>
          </table:table-cell>
          <table:table-cell office:value-type="float" office:value="1334.167" calcext:value-type="float">
            <text:p>1334.167</text:p>
          </table:table-cell>
          <table:table-cell office:value-type="float" office:value="1286.916" calcext:value-type="float">
            <text:p>1286.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798033333333" calcext:value-type="percentage">
            <text:p>79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7" calcext:value-type="float">
            <text:p>97</text:p>
          </table:table-cell>
          <table:table-cell office:value-type="float" office:value="4839.2" calcext:value-type="float">
            <text:p>4839.2</text:p>
          </table:table-cell>
          <table:table-cell office:value-type="float" office:value="1333.95" calcext:value-type="float">
            <text:p>1333.95</text:p>
          </table:table-cell>
          <table:table-cell office:value-type="float" office:value="1277.23" calcext:value-type="float">
            <text:p>1277.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8" calcext:value-type="float">
            <text:p>98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2.094" calcext:value-type="float">
            <text:p>1332.094</text:p>
          </table:table-cell>
          <table:table-cell office:value-type="float" office:value="1274.689" calcext:value-type="float">
            <text:p>1274.68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9" calcext:value-type="float">
            <text:p>99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30.199" calcext:value-type="float">
            <text:p>1330.199</text:p>
          </table:table-cell>
          <table:table-cell office:value-type="float" office:value="1274.958" calcext:value-type="float">
            <text:p>1274.9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05966666667" calcext:value-type="percentage">
            <text:p>80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0" calcext:value-type="float">
            <text:p>100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8.925" calcext:value-type="float">
            <text:p>1328.925</text:p>
          </table:table-cell>
          <table:table-cell office:value-type="float" office:value="1275.213" calcext:value-type="float">
            <text:p>1275.2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1" calcext:value-type="float">
            <text:p>1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8.749" calcext:value-type="float">
            <text:p>1328.749</text:p>
          </table:table-cell>
          <table:table-cell office:value-type="float" office:value="1278.339" calcext:value-type="float">
            <text:p>1278.3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2" calcext:value-type="float">
            <text:p>10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5.801" calcext:value-type="float">
            <text:p>1325.801</text:p>
          </table:table-cell>
          <table:table-cell office:value-type="float" office:value="1278.71" calcext:value-type="float">
            <text:p>1278.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3" calcext:value-type="float">
            <text:p>103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6.356" calcext:value-type="float">
            <text:p>1326.35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03883333333" calcext:value-type="percentage">
            <text:p>8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4" calcext:value-type="float">
            <text:p>10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5.657" calcext:value-type="float">
            <text:p>1325.657</text:p>
          </table:table-cell>
          <table:table-cell office:value-type="float" office:value="1275.041" calcext:value-type="float">
            <text:p>1275.0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5" calcext:value-type="float">
            <text:p>10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24.263" calcext:value-type="float">
            <text:p>1324.263</text:p>
          </table:table-cell>
          <table:table-cell office:value-type="float" office:value="1276.954" calcext:value-type="float">
            <text:p>1276.9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6" calcext:value-type="float">
            <text:p>106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1.558" calcext:value-type="float">
            <text:p>1321.558</text:p>
          </table:table-cell>
          <table:table-cell office:value-type="float" office:value="1275.902" calcext:value-type="float">
            <text:p>1275.90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7" calcext:value-type="float">
            <text:p>107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22.831" calcext:value-type="float">
            <text:p>1322.831</text:p>
          </table:table-cell>
          <table:table-cell office:value-type="float" office:value="1274.2" calcext:value-type="float">
            <text:p>1274.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8" calcext:value-type="float">
            <text:p>10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22.419" calcext:value-type="float">
            <text:p>1322.419</text:p>
          </table:table-cell>
          <table:table-cell office:value-type="float" office:value="1275.999" calcext:value-type="float">
            <text:p>1275.9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09" calcext:value-type="float">
            <text:p>10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20.097" calcext:value-type="float">
            <text:p>1320.097</text:p>
          </table:table-cell>
          <table:table-cell office:value-type="float" office:value="1282.735" calcext:value-type="float">
            <text:p>1282.73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0" calcext:value-type="float">
            <text:p>110</text:p>
          </table:table-cell>
          <table:table-cell office:value-type="float" office:value="4839" calcext:value-type="float">
            <text:p>4839</text:p>
          </table:table-cell>
          <table:table-cell office:value-type="float" office:value="1320.598" calcext:value-type="float">
            <text:p>1320.598</text:p>
          </table:table-cell>
          <table:table-cell office:value-type="float" office:value="1276.354" calcext:value-type="float">
            <text:p>1276.3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1" calcext:value-type="float">
            <text:p>111</text:p>
          </table:table-cell>
          <table:table-cell office:value-type="float" office:value="4838.5" calcext:value-type="float">
            <text:p>4838.5</text:p>
          </table:table-cell>
          <table:table-cell office:value-type="float" office:value="1317.851" calcext:value-type="float">
            <text:p>1317.851</text:p>
          </table:table-cell>
          <table:table-cell office:value-type="float" office:value="1272.821" calcext:value-type="float">
            <text:p>1272.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3483333333" calcext:value-type="percentage">
            <text:p>80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2" calcext:value-type="float">
            <text:p>112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7.781" calcext:value-type="float">
            <text:p>1317.781</text:p>
          </table:table-cell>
          <table:table-cell office:value-type="float" office:value="1272.531" calcext:value-type="float">
            <text:p>1272.5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3" calcext:value-type="float">
            <text:p>11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17.454" calcext:value-type="float">
            <text:p>1317.454</text:p>
          </table:table-cell>
          <table:table-cell office:value-type="float" office:value="1274.344" calcext:value-type="float">
            <text:p>1274.34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4" calcext:value-type="float">
            <text:p>1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317.885" calcext:value-type="float">
            <text:p>1317.885</text:p>
          </table:table-cell>
          <table:table-cell office:value-type="float" office:value="1273.954" calcext:value-type="float">
            <text:p>1273.95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5" calcext:value-type="float">
            <text:p>115</text:p>
          </table:table-cell>
          <table:table-cell office:value-type="float" office:value="4839" calcext:value-type="float">
            <text:p>4839</text:p>
          </table:table-cell>
          <table:table-cell office:value-type="float" office:value="1315.451" calcext:value-type="float">
            <text:p>1315.451</text:p>
          </table:table-cell>
          <table:table-cell office:value-type="float" office:value="1274.546" calcext:value-type="float">
            <text:p>1274.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6816666667" calcext:value-type="percentage">
            <text:p>80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6" calcext:value-type="float">
            <text:p>11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3.855" calcext:value-type="float">
            <text:p>1313.855</text:p>
          </table:table-cell>
          <table:table-cell office:value-type="float" office:value="1274.113" calcext:value-type="float">
            <text:p>1274.11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7" calcext:value-type="float">
            <text:p>117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2.79" calcext:value-type="float">
            <text:p>1312.79</text:p>
          </table:table-cell>
          <table:table-cell office:value-type="float" office:value="1271.745" calcext:value-type="float">
            <text:p>1271.7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8" calcext:value-type="float">
            <text:p>1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11.923" calcext:value-type="float">
            <text:p>1311.923</text:p>
          </table:table-cell>
          <table:table-cell office:value-type="float" office:value="1280.698" calcext:value-type="float">
            <text:p>1280.69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19" calcext:value-type="float">
            <text:p>11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14.005" calcext:value-type="float">
            <text:p>1314.005</text:p>
          </table:table-cell>
          <table:table-cell office:value-type="float" office:value="1268.322" calcext:value-type="float">
            <text:p>1268.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0735" calcext:value-type="percentage">
            <text:p>80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0" calcext:value-type="float">
            <text:p>120</text:p>
          </table:table-cell>
          <table:table-cell office:value-type="float" office:value="4838.6" calcext:value-type="float">
            <text:p>4838.6</text:p>
          </table:table-cell>
          <table:table-cell office:value-type="float" office:value="1308.988" calcext:value-type="float">
            <text:p>1308.988</text:p>
          </table:table-cell>
          <table:table-cell office:value-type="float" office:value="1276.996" calcext:value-type="float">
            <text:p>1276.99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1" calcext:value-type="float">
            <text:p>121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8.643" calcext:value-type="float">
            <text:p>1308.643</text:p>
          </table:table-cell>
          <table:table-cell office:value-type="float" office:value="1273.008" calcext:value-type="float">
            <text:p>1273.0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2" calcext:value-type="float">
            <text:p>122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7.896" calcext:value-type="float">
            <text:p>1307.896</text:p>
          </table:table-cell>
          <table:table-cell office:value-type="float" office:value="1275.138" calcext:value-type="float">
            <text:p>1275.13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3" calcext:value-type="float">
            <text:p>123</text:p>
          </table:table-cell>
          <table:table-cell office:value-type="float" office:value="4838.8" calcext:value-type="float">
            <text:p>4838.8</text:p>
          </table:table-cell>
          <table:table-cell office:value-type="float" office:value="1309.833" calcext:value-type="float">
            <text:p>1309.833</text:p>
          </table:table-cell>
          <table:table-cell office:value-type="float" office:value="1269.06" calcext:value-type="float">
            <text:p>1269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4" calcext:value-type="float">
            <text:p>124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6.095" calcext:value-type="float">
            <text:p>1306.095</text:p>
          </table:table-cell>
          <table:table-cell office:value-type="float" office:value="1275.894" calcext:value-type="float">
            <text:p>1275.89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5" calcext:value-type="float">
            <text:p>125</text:p>
          </table:table-cell>
          <table:table-cell office:value-type="float" office:value="4838.9" calcext:value-type="float">
            <text:p>4838.9</text:p>
          </table:table-cell>
          <table:table-cell office:value-type="float" office:value="1306.575" calcext:value-type="float">
            <text:p>1306.575</text:p>
          </table:table-cell>
          <table:table-cell office:value-type="float" office:value="1270.934" calcext:value-type="float">
            <text:p>1270.93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6" calcext:value-type="float">
            <text:p>126</text:p>
          </table:table-cell>
          <table:table-cell office:value-type="float" office:value="4839" calcext:value-type="float">
            <text:p>4839</text:p>
          </table:table-cell>
          <table:table-cell office:value-type="float" office:value="1306.147" calcext:value-type="float">
            <text:p>1306.147</text:p>
          </table:table-cell>
          <table:table-cell office:value-type="float" office:value="1272.7" calcext:value-type="float">
            <text:p>1272.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7" calcext:value-type="float">
            <text:p>127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4.921" calcext:value-type="float">
            <text:p>1304.921</text:p>
          </table:table-cell>
          <table:table-cell office:value-type="float" office:value="1276.128" calcext:value-type="float">
            <text:p>1276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12233333333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8" calcext:value-type="float">
            <text:p>128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2.257" calcext:value-type="float">
            <text:p>1302.257</text:p>
          </table:table-cell>
          <table:table-cell office:value-type="float" office:value="1274.475" calcext:value-type="float">
            <text:p>1274.4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29" calcext:value-type="float">
            <text:p>129</text:p>
          </table:table-cell>
          <table:table-cell office:value-type="float" office:value="4838.7" calcext:value-type="float">
            <text:p>4838.7</text:p>
          </table:table-cell>
          <table:table-cell office:value-type="float" office:value="1305.082" calcext:value-type="float">
            <text:p>1305.082</text:p>
          </table:table-cell>
          <table:table-cell office:value-type="float" office:value="1271.852" calcext:value-type="float">
            <text:p>1271.85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0" calcext:value-type="float">
            <text:p>13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646" calcext:value-type="float">
            <text:p>1300.646</text:p>
          </table:table-cell>
          <table:table-cell office:value-type="float" office:value="1273.37" calcext:value-type="float">
            <text:p>1273.3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1" calcext:value-type="float">
            <text:p>13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3.351" calcext:value-type="float">
            <text:p>1303.351</text:p>
          </table:table-cell>
          <table:table-cell office:value-type="float" office:value="1273.457" calcext:value-type="float">
            <text:p>1273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2" calcext:value-type="float">
            <text:p>132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9.806" calcext:value-type="float">
            <text:p>1299.806</text:p>
          </table:table-cell>
          <table:table-cell office:value-type="float" office:value="1277.086" calcext:value-type="float">
            <text:p>1277.08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3" calcext:value-type="float">
            <text:p>133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982" calcext:value-type="float">
            <text:p>1299.982</text:p>
          </table:table-cell>
          <table:table-cell office:value-type="float" office:value="1273.628" calcext:value-type="float">
            <text:p>1273.6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4" calcext:value-type="float">
            <text:p>13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300.223" calcext:value-type="float">
            <text:p>1300.223</text:p>
          </table:table-cell>
          <table:table-cell office:value-type="float" office:value="1270.579" calcext:value-type="float">
            <text:p>1270.5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5" calcext:value-type="float">
            <text:p>135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99.315" calcext:value-type="float">
            <text:p>1299.315</text:p>
          </table:table-cell>
          <table:table-cell office:value-type="float" office:value="1277.981" calcext:value-type="float">
            <text:p>1277.98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09466666667" calcext:value-type="percentage">
            <text:p>80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6" calcext:value-type="float">
            <text:p>13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8.85" calcext:value-type="float">
            <text:p>1298.85</text:p>
          </table:table-cell>
          <table:table-cell office:value-type="float" office:value="1271.329" calcext:value-type="float">
            <text:p>1271.32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7" calcext:value-type="float">
            <text:p>13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7.906" calcext:value-type="float">
            <text:p>1297.906</text:p>
          </table:table-cell>
          <table:table-cell office:value-type="float" office:value="1268.251" calcext:value-type="float">
            <text:p>1268.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8" calcext:value-type="float">
            <text:p>13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7.479" calcext:value-type="float">
            <text:p>1297.479</text:p>
          </table:table-cell>
          <table:table-cell office:value-type="float" office:value="1268.073" calcext:value-type="float">
            <text:p>1268.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office:value-type="percentage" office:value="0.809566666667" calcext:value-type="percentage">
            <text:p>8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39" calcext:value-type="float">
            <text:p>13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6.983" calcext:value-type="float">
            <text:p>1296.983</text:p>
          </table:table-cell>
          <table:table-cell office:value-type="float" office:value="1274.984" calcext:value-type="float">
            <text:p>1274.9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08616666667" calcext:value-type="percentage">
            <text:p>80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0" calcext:value-type="float">
            <text:p>14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94.549" calcext:value-type="float">
            <text:p>1294.549</text:p>
          </table:table-cell>
          <table:table-cell office:value-type="float" office:value="1278.662" calcext:value-type="float">
            <text:p>1278.66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1" calcext:value-type="float">
            <text:p>14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95.162" calcext:value-type="float">
            <text:p>1295.162</text:p>
          </table:table-cell>
          <table:table-cell office:value-type="float" office:value="1270.531" calcext:value-type="float">
            <text:p>1270.53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2" calcext:value-type="float">
            <text:p>14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94.664" calcext:value-type="float">
            <text:p>1294.664</text:p>
          </table:table-cell>
          <table:table-cell office:value-type="float" office:value="1274.323" calcext:value-type="float">
            <text:p>1274.32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3" calcext:value-type="float">
            <text:p>14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2.743" calcext:value-type="float">
            <text:p>1292.743</text:p>
          </table:table-cell>
          <table:table-cell office:value-type="float" office:value="1275.389" calcext:value-type="float">
            <text:p>1275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table:style-name="ce3" office:value-type="percentage" office:value="0.8908" calcext:value-type="percentage">
            <text:p>89.08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4" calcext:value-type="float">
            <text:p>14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92.752" calcext:value-type="float">
            <text:p>1292.752</text:p>
          </table:table-cell>
          <table:table-cell office:value-type="float" office:value="1274.939" calcext:value-type="float">
            <text:p>1274.93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5" calcext:value-type="float">
            <text:p>145</text:p>
          </table:table-cell>
          <table:table-cell office:value-type="float" office:value="4848" calcext:value-type="float">
            <text:p>4848</text:p>
          </table:table-cell>
          <table:table-cell office:value-type="float" office:value="1292.225" calcext:value-type="float">
            <text:p>1292.225</text:p>
          </table:table-cell>
          <table:table-cell office:value-type="float" office:value="1266.504" calcext:value-type="float">
            <text:p>1266.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0133333333" calcext:value-type="percentage">
            <text:p>81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6" calcext:value-type="float">
            <text:p>146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90.988" calcext:value-type="float">
            <text:p>1290.988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7" calcext:value-type="float">
            <text:p>14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9.569" calcext:value-type="float">
            <text:p>1289.569</text:p>
          </table:table-cell>
          <table:table-cell office:value-type="float" office:value="1266.771" calcext:value-type="float">
            <text:p>1266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8" calcext:value-type="float">
            <text:p>148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9.424" calcext:value-type="float">
            <text:p>1289.424</text:p>
          </table:table-cell>
          <table:table-cell office:value-type="float" office:value="1276.576" calcext:value-type="float">
            <text:p>1276.57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49" calcext:value-type="float">
            <text:p>14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9.92" calcext:value-type="float">
            <text:p>1289.92</text:p>
          </table:table-cell>
          <table:table-cell office:value-type="float" office:value="1272.866" calcext:value-type="float">
            <text:p>1272.8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0" calcext:value-type="float">
            <text:p>15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8.207" calcext:value-type="float">
            <text:p>1288.207</text:p>
          </table:table-cell>
          <table:table-cell office:value-type="float" office:value="1274.341" calcext:value-type="float">
            <text:p>1274.3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1" calcext:value-type="float">
            <text:p>151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8.062" calcext:value-type="float">
            <text:p>1288.062</text:p>
          </table:table-cell>
          <table:table-cell office:value-type="float" office:value="1273.761" calcext:value-type="float">
            <text:p>1273.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2" calcext:value-type="float">
            <text:p>152</text:p>
          </table:table-cell>
          <table:table-cell office:value-type="float" office:value="4848" calcext:value-type="float">
            <text:p>4848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71.443" calcext:value-type="float">
            <text:p>1271.44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3" calcext:value-type="float">
            <text:p>153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7.83" calcext:value-type="float">
            <text:p>1287.8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4" calcext:value-type="float">
            <text:p>154</text:p>
          </table:table-cell>
          <table:table-cell office:value-type="float" office:value="4847.3" calcext:value-type="float">
            <text:p>4847.3</text:p>
          </table:table-cell>
          <table:table-cell office:value-type="float" office:value="1286.545" calcext:value-type="float">
            <text:p>1286.545</text:p>
          </table:table-cell>
          <table:table-cell office:value-type="float" office:value="1272.149" calcext:value-type="float">
            <text:p>1272.1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5" calcext:value-type="float">
            <text:p>15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275.38" calcext:value-type="float">
            <text:p>1275.3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6" calcext:value-type="float">
            <text:p>15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154" calcext:value-type="float">
            <text:p>1284.154</text:p>
          </table:table-cell>
          <table:table-cell office:value-type="float" office:value="1268.528" calcext:value-type="float">
            <text:p>1268.5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7" calcext:value-type="float">
            <text:p>15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84.661" calcext:value-type="float">
            <text:p>1284.661</text:p>
          </table:table-cell>
          <table:table-cell office:value-type="float" office:value="1272.699" calcext:value-type="float">
            <text:p>1272.69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8" calcext:value-type="float">
            <text:p>15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85.121" calcext:value-type="float">
            <text:p>1285.121</text:p>
          </table:table-cell>
          <table:table-cell office:value-type="float" office:value="1272.179" calcext:value-type="float">
            <text:p>1272.17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59" calcext:value-type="float">
            <text:p>159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436" calcext:value-type="float">
            <text:p>1283.436</text:p>
          </table:table-cell>
          <table:table-cell office:value-type="float" office:value="1276.271" calcext:value-type="float">
            <text:p>1276.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table:style-name="ce2"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0" calcext:value-type="float">
            <text:p>160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83.848" calcext:value-type="float">
            <text:p>1283.848</text:p>
          </table:table-cell>
          <table:table-cell office:value-type="float" office:value="1271.671" calcext:value-type="float">
            <text:p>1271.6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1" calcext:value-type="float">
            <text:p>161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2.363" calcext:value-type="float">
            <text:p>1282.363</text:p>
          </table:table-cell>
          <table:table-cell office:value-type="float" office:value="1272.941" calcext:value-type="float">
            <text:p>1272.94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2" calcext:value-type="float">
            <text:p>162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83.025" calcext:value-type="float">
            <text:p>1283.025</text:p>
          </table:table-cell>
          <table:table-cell office:value-type="float" office:value="1267.49" calcext:value-type="float">
            <text:p>1267.4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3" calcext:value-type="float">
            <text:p>16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1.245" calcext:value-type="float">
            <text:p>1281.245</text:p>
          </table:table-cell>
          <table:table-cell office:value-type="float" office:value="1273.389" calcext:value-type="float">
            <text:p>1273.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8" calcext:value-type="percentage">
            <text:p>81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4" calcext:value-type="float">
            <text:p>164</text:p>
          </table:table-cell>
          <table:table-cell office:value-type="float" office:value="4848" calcext:value-type="float">
            <text:p>4848</text:p>
          </table:table-cell>
          <table:table-cell office:value-type="float" office:value="1280.158" calcext:value-type="float">
            <text:p>1280.158</text:p>
          </table:table-cell>
          <table:table-cell office:value-type="float" office:value="1268.045" calcext:value-type="float">
            <text:p>1268.04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5" calcext:value-type="float">
            <text:p>165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325" calcext:value-type="float">
            <text:p>1280.325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6" calcext:value-type="float">
            <text:p>16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9.446" calcext:value-type="float">
            <text:p>1279.446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7" calcext:value-type="float">
            <text:p>167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80.194" calcext:value-type="float">
            <text:p>1280.194</text:p>
          </table:table-cell>
          <table:table-cell office:value-type="float" office:value="1269.727" calcext:value-type="float">
            <text:p>1269.7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office:value-type="percentage" office:value="0.8104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8" calcext:value-type="float">
            <text:p>168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8.489" calcext:value-type="float">
            <text:p>1278.489</text:p>
          </table:table-cell>
          <table:table-cell office:value-type="float" office:value="1269.871" calcext:value-type="float">
            <text:p>1269.87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69" calcext:value-type="float">
            <text:p>16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986" calcext:value-type="float">
            <text:p>1277.986</text:p>
          </table:table-cell>
          <table:table-cell office:value-type="float" office:value="1266.677" calcext:value-type="float">
            <text:p>1266.6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0" calcext:value-type="float">
            <text:p>170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7.722" calcext:value-type="float">
            <text:p>1277.722</text:p>
          </table:table-cell>
          <table:table-cell office:value-type="float" office:value="1267.784" calcext:value-type="float">
            <text:p>1267.78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1" calcext:value-type="float">
            <text:p>17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7.829" calcext:value-type="float">
            <text:p>1277.829</text:p>
          </table:table-cell>
          <table:table-cell office:value-type="float" office:value="1265.939" calcext:value-type="float">
            <text:p>1265.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2" calcext:value-type="float">
            <text:p>172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6.752" calcext:value-type="float">
            <text:p>1276.752</text:p>
          </table:table-cell>
          <table:table-cell office:value-type="float" office:value="1271.215" calcext:value-type="float">
            <text:p>1271.21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3" calcext:value-type="float">
            <text:p>173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6.748" calcext:value-type="float">
            <text:p>1276.748</text:p>
          </table:table-cell>
          <table:table-cell office:value-type="float" office:value="1272.73" calcext:value-type="float">
            <text:p>1272.7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4" calcext:value-type="float">
            <text:p>17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6.345" calcext:value-type="float">
            <text:p>1276.345</text:p>
          </table:table-cell>
          <table:table-cell office:value-type="float" office:value="1274.225" calcext:value-type="float">
            <text:p>1274.2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5" calcext:value-type="float">
            <text:p>17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6.96" calcext:value-type="float">
            <text:p>1276.96</text:p>
          </table:table-cell>
          <table:table-cell office:value-type="float" office:value="1274.091" calcext:value-type="float">
            <text:p>1274.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6" calcext:value-type="float">
            <text:p>176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3.756" calcext:value-type="float">
            <text:p>1273.756</text:p>
          </table:table-cell>
          <table:table-cell office:value-type="float" office:value="1268.787" calcext:value-type="float">
            <text:p>1268.78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7" calcext:value-type="float">
            <text:p>17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4.11" calcext:value-type="float">
            <text:p>1274.11</text:p>
          </table:table-cell>
          <table:table-cell office:value-type="float" office:value="1268.82" calcext:value-type="float">
            <text:p>1268.8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8" calcext:value-type="float">
            <text:p>17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74.311" calcext:value-type="float">
            <text:p>1274.311</text:p>
          </table:table-cell>
          <table:table-cell office:value-type="float" office:value="1267.575" calcext:value-type="float">
            <text:p>1267.5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79" calcext:value-type="float">
            <text:p>179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73.272" calcext:value-type="float">
            <text:p>1273.272</text:p>
          </table:table-cell>
          <table:table-cell office:value-type="float" office:value="1269.265" calcext:value-type="float">
            <text:p>1269.2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566666667" calcext:value-type="percentage">
            <text:p>81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0" calcext:value-type="float">
            <text:p>18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884" calcext:value-type="float">
            <text:p>1271.884</text:p>
          </table:table-cell>
          <table:table-cell office:value-type="float" office:value="1265.848" calcext:value-type="float">
            <text:p>1265.84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2666666667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1" calcext:value-type="float">
            <text:p>18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661" calcext:value-type="float">
            <text:p>1271.661</text:p>
          </table:table-cell>
          <table:table-cell office:value-type="float" office:value="1262.809" calcext:value-type="float">
            <text:p>1262.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2" calcext:value-type="float">
            <text:p>18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634" calcext:value-type="float">
            <text:p>1271.634</text:p>
          </table:table-cell>
          <table:table-cell office:value-type="float" office:value="1273.105" calcext:value-type="float">
            <text:p>1273.10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3" calcext:value-type="float">
            <text:p>18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1267.971" calcext:value-type="float">
            <text:p>1267.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4" calcext:value-type="float">
            <text:p>184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1.947" calcext:value-type="float">
            <text:p>1271.947</text:p>
          </table:table-cell>
          <table:table-cell office:value-type="float" office:value="1270.609" calcext:value-type="float">
            <text:p>1270.60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5" calcext:value-type="float">
            <text:p>185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70.665" calcext:value-type="float">
            <text:p>1270.665</text:p>
          </table:table-cell>
          <table:table-cell office:value-type="float" office:value="1273.621" calcext:value-type="float">
            <text:p>1273.6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6" calcext:value-type="float">
            <text:p>186</text:p>
          </table:table-cell>
          <table:table-cell office:value-type="float" office:value="4847.9" calcext:value-type="float">
            <text:p>4847.9</text:p>
          </table:table-cell>
          <table:table-cell office:value-type="float" office:value="1272.724" calcext:value-type="float">
            <text:p>1272.724</text:p>
          </table:table-cell>
          <table:table-cell office:value-type="float" office:value="1266.904" calcext:value-type="float">
            <text:p>1266.9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7" calcext:value-type="float">
            <text:p>18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046" calcext:value-type="float">
            <text:p>1269.046</text:p>
          </table:table-cell>
          <table:table-cell office:value-type="float" office:value="1269.462" calcext:value-type="float">
            <text:p>1269.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4866666667" calcext:value-type="percentage">
            <text:p>80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8" calcext:value-type="float">
            <text:p>188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71.309" calcext:value-type="float">
            <text:p>1271.309</text:p>
          </table:table-cell>
          <table:table-cell office:value-type="float" office:value="1266.392" calcext:value-type="float">
            <text:p>1266.39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89" calcext:value-type="float">
            <text:p>18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9.119" calcext:value-type="float">
            <text:p>1269.119</text:p>
          </table:table-cell>
          <table:table-cell office:value-type="float" office:value="1271.218" calcext:value-type="float">
            <text:p>1271.21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0" calcext:value-type="float">
            <text:p>19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742" calcext:value-type="float">
            <text:p>1270.742</text:p>
          </table:table-cell>
          <table:table-cell office:value-type="float" office:value="1269.725" calcext:value-type="float">
            <text:p>1269.7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1" calcext:value-type="float">
            <text:p>191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902" calcext:value-type="float">
            <text:p>1268.902</text:p>
          </table:table-cell>
          <table:table-cell office:value-type="float" office:value="1268.562" calcext:value-type="float">
            <text:p>1268.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office:value-type="percentage" office:value="0.809583333333" calcext:value-type="percentage">
            <text:p>80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2" calcext:value-type="float">
            <text:p>19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70.346" calcext:value-type="float">
            <text:p>1270.346</text:p>
          </table:table-cell>
          <table:table-cell office:value-type="float" office:value="1270.769" calcext:value-type="float">
            <text:p>1270.76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3" calcext:value-type="float">
            <text:p>193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8.343" calcext:value-type="float">
            <text:p>1268.343</text:p>
          </table:table-cell>
          <table:table-cell office:value-type="float" office:value="1271.685" calcext:value-type="float">
            <text:p>1271.68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4" calcext:value-type="float">
            <text:p>194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7.749" calcext:value-type="float">
            <text:p>1267.749</text:p>
          </table:table-cell>
          <table:table-cell office:value-type="float" office:value="1272.695" calcext:value-type="float">
            <text:p>1272.6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5" calcext:value-type="float">
            <text:p>195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8.657" calcext:value-type="float">
            <text:p>1268.657</text:p>
          </table:table-cell>
          <table:table-cell office:value-type="float" office:value="1272.842" calcext:value-type="float">
            <text:p>1272.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6" calcext:value-type="float">
            <text:p>196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7.345" calcext:value-type="float">
            <text:p>1267.345</text:p>
          </table:table-cell>
          <table:table-cell office:value-type="float" office:value="1271.195" calcext:value-type="float">
            <text:p>1271.19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7" calcext:value-type="float">
            <text:p>197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778" calcext:value-type="float">
            <text:p>1266.778</text:p>
          </table:table-cell>
          <table:table-cell office:value-type="float" office:value="1273.928" calcext:value-type="float">
            <text:p>1273.9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8" calcext:value-type="float">
            <text:p>198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7.229" calcext:value-type="float">
            <text:p>1267.229</text:p>
          </table:table-cell>
          <table:table-cell office:value-type="float" office:value="1271.003" calcext:value-type="float">
            <text:p>1271.00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99" calcext:value-type="float">
            <text:p>199</text:p>
          </table:table-cell>
          <table:table-cell office:value-type="float" office:value="4848" calcext:value-type="float">
            <text:p>4848</text:p>
          </table:table-cell>
          <table:table-cell office:value-type="float" office:value="1267.997" calcext:value-type="float">
            <text:p>1267.997</text:p>
          </table:table-cell>
          <table:table-cell office:value-type="float" office:value="1270.139" calcext:value-type="float">
            <text:p>1270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table:style-name="ce2"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0" calcext:value-type="float">
            <text:p>200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5.062" calcext:value-type="float">
            <text:p>1265.062</text:p>
          </table:table-cell>
          <table:table-cell office:value-type="float" office:value="1269.266" calcext:value-type="float">
            <text:p>1269.26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1" calcext:value-type="float">
            <text:p>201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6.368" calcext:value-type="float">
            <text:p>1266.368</text:p>
          </table:table-cell>
          <table:table-cell office:value-type="float" office:value="1271.777" calcext:value-type="float">
            <text:p>1271.7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2" calcext:value-type="float">
            <text:p>202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4.865" calcext:value-type="float">
            <text:p>1264.865</text:p>
          </table:table-cell>
          <table:table-cell office:value-type="float" office:value="1269.758" calcext:value-type="float">
            <text:p>1269.75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3" calcext:value-type="float">
            <text:p>203</text:p>
          </table:table-cell>
          <table:table-cell office:value-type="float" office:value="4847.5" calcext:value-type="float">
            <text:p>4847.5</text:p>
          </table:table-cell>
          <table:table-cell office:value-type="float" office:value="1262.662" calcext:value-type="float">
            <text:p>1262.662</text:p>
          </table:table-cell>
          <table:table-cell office:value-type="float" office:value="1268.259" calcext:value-type="float">
            <text:p>1268.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09033333333" calcext:value-type="percentage">
            <text:p>80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4" calcext:value-type="float">
            <text:p>204</text:p>
          </table:table-cell>
          <table:table-cell office:value-type="float" office:value="4847.4" calcext:value-type="float">
            <text:p>4847.4</text:p>
          </table:table-cell>
          <table:table-cell office:value-type="float" office:value="1265.579" calcext:value-type="float">
            <text:p>1265.579</text:p>
          </table:table-cell>
          <table:table-cell office:value-type="float" office:value="1266.64" calcext:value-type="float">
            <text:p>1266.6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5" calcext:value-type="float">
            <text:p>205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3.303" calcext:value-type="float">
            <text:p>1263.303</text:p>
          </table:table-cell>
          <table:table-cell office:value-type="float" office:value="1269.77" calcext:value-type="float">
            <text:p>1269.7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6" calcext:value-type="float">
            <text:p>206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3.395" calcext:value-type="float">
            <text:p>1263.395</text:p>
          </table:table-cell>
          <table:table-cell office:value-type="float" office:value="1271.904" calcext:value-type="float">
            <text:p>1271.90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7" calcext:value-type="float">
            <text:p>207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966" calcext:value-type="float">
            <text:p>1261.966</text:p>
          </table:table-cell>
          <table:table-cell office:value-type="float" office:value="1268.041" calcext:value-type="float">
            <text:p>1268.0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08883333333" calcext:value-type="percentage">
            <text:p>80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8" calcext:value-type="float">
            <text:p>208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2.173" calcext:value-type="float">
            <text:p>1262.173</text:p>
          </table:table-cell>
          <table:table-cell office:value-type="float" office:value="1266.828" calcext:value-type="float">
            <text:p>1266.82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09" calcext:value-type="float">
            <text:p>209</text:p>
          </table:table-cell>
          <table:table-cell office:value-type="float" office:value="4847.7" calcext:value-type="float">
            <text:p>4847.7</text:p>
          </table:table-cell>
          <table:table-cell office:value-type="float" office:value="1262.188" calcext:value-type="float">
            <text:p>1262.188</text:p>
          </table:table-cell>
          <table:table-cell office:value-type="float" office:value="1278.991" calcext:value-type="float">
            <text:p>1278.99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0" calcext:value-type="float">
            <text:p>210</text:p>
          </table:table-cell>
          <table:table-cell office:value-type="float" office:value="4847.6" calcext:value-type="float">
            <text:p>4847.6</text:p>
          </table:table-cell>
          <table:table-cell office:value-type="float" office:value="1261.109" calcext:value-type="float">
            <text:p>1261.109</text:p>
          </table:table-cell>
          <table:table-cell office:value-type="float" office:value="1267.108" calcext:value-type="float">
            <text:p>1267.10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11" calcext:value-type="float">
            <text:p>211</text:p>
          </table:table-cell>
          <table:table-cell office:value-type="float" office:value="4847.8" calcext:value-type="float">
            <text:p>4847.8</text:p>
          </table:table-cell>
          <table:table-cell office:value-type="float" office:value="1261.091" calcext:value-type="float">
            <text:p>1261.091</text:p>
          </table:table-cell>
          <table:table-cell office:value-type="float" office:value="1271.774" calcext:value-type="float">
            <text:p>1271.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09733333333" calcext:value-type="percentage">
            <text:p>80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2" calcext:value-type="float">
            <text:p>18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47.578" calcext:value-type="float">
            <text:p>1247.57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3" calcext:value-type="float">
            <text:p>183</text:p>
          </table:table-cell>
          <table:table-cell office:value-type="float" office:value="4838" calcext:value-type="float">
            <text:p>4838</text:p>
          </table:table-cell>
          <table:table-cell office:value-type="float" office:value="1234.652" calcext:value-type="float">
            <text:p>1234.652</text:p>
          </table:table-cell>
          <table:table-cell office:value-type="float" office:value="1258.275" calcext:value-type="float">
            <text:p>1258.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335" calcext:value-type="percentage">
            <text:p>8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4" calcext:value-type="float">
            <text:p>18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3.029" calcext:value-type="float">
            <text:p>1233.029</text:p>
          </table:table-cell>
          <table:table-cell office:value-type="float" office:value="1257.414" calcext:value-type="float">
            <text:p>1257.41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5" calcext:value-type="float">
            <text:p>18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807" calcext:value-type="float">
            <text:p>1231.807</text:p>
          </table:table-cell>
          <table:table-cell office:value-type="float" office:value="1259.166" calcext:value-type="float">
            <text:p>1259.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6" calcext:value-type="float">
            <text:p>18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1.375" calcext:value-type="float">
            <text:p>1231.375</text:p>
          </table:table-cell>
          <table:table-cell office:value-type="float" office:value="1257.627" calcext:value-type="float">
            <text:p>1257.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7" calcext:value-type="float">
            <text:p>18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1.186" calcext:value-type="float">
            <text:p>1231.186</text:p>
          </table:table-cell>
          <table:table-cell office:value-type="float" office:value="1260.146" calcext:value-type="float">
            <text:p>1260.1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03" calcext:value-type="float">
            <text:p>1230.803</text:p>
          </table:table-cell>
          <table:table-cell office:value-type="float" office:value="1259.058" calcext:value-type="float">
            <text:p>1259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89" calcext:value-type="float">
            <text:p>18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595" calcext:value-type="float">
            <text:p>1230.595</text:p>
          </table:table-cell>
          <table:table-cell office:value-type="float" office:value="1259.41" calcext:value-type="float">
            <text:p>1259.4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114" calcext:value-type="percentage">
            <text:p>81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0" calcext:value-type="float">
            <text:p>19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959" calcext:value-type="float">
            <text:p>1229.959</text:p>
          </table:table-cell>
          <table:table-cell office:value-type="float" office:value="1259.156" calcext:value-type="float">
            <text:p>1259.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1" calcext:value-type="float">
            <text:p>191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204" calcext:value-type="float">
            <text:p>1230.204</text:p>
          </table:table-cell>
          <table:table-cell office:value-type="float" office:value="1261.344" calcext:value-type="float">
            <text:p>1261.3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2" calcext:value-type="float">
            <text:p>192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30.144" calcext:value-type="float">
            <text:p>1230.144</text:p>
          </table:table-cell>
          <table:table-cell office:value-type="float" office:value="1261.272" calcext:value-type="float">
            <text:p>1261.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2366666667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542" calcext:value-type="float">
            <text:p>1229.542</text:p>
          </table:table-cell>
          <table:table-cell office:value-type="float" office:value="1260.845" calcext:value-type="float">
            <text:p>1260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4" calcext:value-type="float">
            <text:p>19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444" calcext:value-type="float">
            <text:p>1229.444</text:p>
          </table:table-cell>
          <table:table-cell office:value-type="float" office:value="1260.589" calcext:value-type="float">
            <text:p>1260.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5" calcext:value-type="float">
            <text:p>195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9.639" calcext:value-type="float">
            <text:p>1229.639</text:p>
          </table:table-cell>
          <table:table-cell office:value-type="float" office:value="1261.786" calcext:value-type="float">
            <text:p>1261.78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6" calcext:value-type="float">
            <text:p>196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9.064" calcext:value-type="float">
            <text:p>1229.064</text:p>
          </table:table-cell>
          <table:table-cell office:value-type="float" office:value="1259.902" calcext:value-type="float">
            <text:p>1259.90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7" calcext:value-type="float">
            <text:p>19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372" calcext:value-type="float">
            <text:p>1229.372</text:p>
          </table:table-cell>
          <table:table-cell office:value-type="float" office:value="1260.195" calcext:value-type="float">
            <text:p>1260.19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8" calcext:value-type="float">
            <text:p>19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67" calcext:value-type="float">
            <text:p>1228.967</text:p>
          </table:table-cell>
          <table:table-cell office:value-type="float" office:value="1261.472" calcext:value-type="float">
            <text:p>1261.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99" calcext:value-type="float">
            <text:p>19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902" calcext:value-type="float">
            <text:p>1228.902</text:p>
          </table:table-cell>
          <table:table-cell office:value-type="float" office:value="1261.322" calcext:value-type="float">
            <text:p>1261.32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" calcext:value-type="percentage">
            <text:p>71.0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0" calcext:value-type="float">
            <text:p>20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59.991" calcext:value-type="float">
            <text:p>1259.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5" calcext:value-type="percentage">
            <text:p>8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1" calcext:value-type="float">
            <text:p>201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8.84" calcext:value-type="float">
            <text:p>1228.84</text:p>
          </table:table-cell>
          <table:table-cell office:value-type="float" office:value="1261.771" calcext:value-type="float">
            <text:p>1261.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2" calcext:value-type="float">
            <text:p>20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626" calcext:value-type="float">
            <text:p>1228.626</text:p>
          </table:table-cell>
          <table:table-cell office:value-type="float" office:value="1261.779" calcext:value-type="float">
            <text:p>1261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3" calcext:value-type="float">
            <text:p>20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529" calcext:value-type="float">
            <text:p>1228.529</text:p>
          </table:table-cell>
          <table:table-cell office:value-type="float" office:value="1260.768" calcext:value-type="float">
            <text:p>1260.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4" calcext:value-type="float">
            <text:p>20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1.284" calcext:value-type="float">
            <text:p>1261.2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5" calcext:value-type="float">
            <text:p>20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246" calcext:value-type="float">
            <text:p>1228.246</text:p>
          </table:table-cell>
          <table:table-cell office:value-type="float" office:value="1262.655" calcext:value-type="float">
            <text:p>1262.6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1783333333" calcext:value-type="percentage">
            <text:p>81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6" calcext:value-type="float">
            <text:p>206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142" calcext:value-type="float">
            <text:p>1228.142</text:p>
          </table:table-cell>
          <table:table-cell office:value-type="float" office:value="1264.373" calcext:value-type="float">
            <text:p>1264.3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10683333333" calcext:value-type="percentage">
            <text:p>8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7" calcext:value-type="float">
            <text:p>20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018" calcext:value-type="float">
            <text:p>1228.018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8" calcext:value-type="float">
            <text:p>20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953" calcext:value-type="float">
            <text:p>1227.953</text:p>
          </table:table-cell>
          <table:table-cell office:value-type="float" office:value="1262.492" calcext:value-type="float">
            <text:p>1262.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09" calcext:value-type="float">
            <text:p>20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48" calcext:value-type="float">
            <text:p>1227.948</text:p>
          </table:table-cell>
          <table:table-cell office:value-type="float" office:value="1262.126" calcext:value-type="float">
            <text:p>1262.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085" calcext:value-type="percentage">
            <text:p>8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0" calcext:value-type="float">
            <text:p>21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971" calcext:value-type="float">
            <text:p>1227.971</text:p>
          </table:table-cell>
          <table:table-cell office:value-type="float" office:value="1261.199" calcext:value-type="float">
            <text:p>1261.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1" calcext:value-type="float">
            <text:p>21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583" calcext:value-type="float">
            <text:p>1227.583</text:p>
          </table:table-cell>
          <table:table-cell office:value-type="float" office:value="1261.354" calcext:value-type="float">
            <text:p>1261.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5" calcext:value-type="percentage">
            <text:p>8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2" calcext:value-type="float">
            <text:p>21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467" calcext:value-type="float">
            <text:p>1227.467</text:p>
          </table:table-cell>
          <table:table-cell office:value-type="float" office:value="1260.257" calcext:value-type="float">
            <text:p>1260.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7" calcext:value-type="percentage">
            <text:p>81.0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357" calcext:value-type="float">
            <text:p>1227.357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95" calcext:value-type="percentage">
            <text:p>81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4" calcext:value-type="float">
            <text:p>21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464" calcext:value-type="float">
            <text:p>1227.464</text:p>
          </table:table-cell>
          <table:table-cell office:value-type="float" office:value="1262.174" calcext:value-type="float">
            <text:p>1262.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466666667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5" calcext:value-type="float">
            <text:p>215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06" calcext:value-type="float">
            <text:p>1227.206</text:p>
          </table:table-cell>
          <table:table-cell office:value-type="float" office:value="1262.465" calcext:value-type="float">
            <text:p>1262.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17" calcext:value-type="percentage">
            <text:p>71.1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6" calcext:value-type="float">
            <text:p>216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112" calcext:value-type="float">
            <text:p>1227.112</text:p>
          </table:table-cell>
          <table:table-cell office:value-type="float" office:value="1262.905" calcext:value-type="float">
            <text:p>1262.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7" calcext:value-type="float">
            <text:p>217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7.242" calcext:value-type="float">
            <text:p>1227.242</text:p>
          </table:table-cell>
          <table:table-cell office:value-type="float" office:value="1262.671" calcext:value-type="float">
            <text:p>1262.67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8" calcext:value-type="float">
            <text:p>21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7.213" calcext:value-type="float">
            <text:p>1227.213</text:p>
          </table:table-cell>
          <table:table-cell office:value-type="float" office:value="1263.728" calcext:value-type="float">
            <text:p>1263.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92" calcext:value-type="percentage">
            <text:p>70.92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983333333" calcext:value-type="percentage">
            <text:p>8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19" calcext:value-type="float">
            <text:p>21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7.143" calcext:value-type="float">
            <text:p>1227.143</text:p>
          </table:table-cell>
          <table:table-cell office:value-type="float" office:value="1261.696" calcext:value-type="float">
            <text:p>1261.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466666667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0" calcext:value-type="float">
            <text:p>220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881" calcext:value-type="float">
            <text:p>1226.881</text:p>
          </table:table-cell>
          <table:table-cell office:value-type="float" office:value="1262.968" calcext:value-type="float">
            <text:p>1262.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216666667" calcext:value-type="percentage">
            <text:p>81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641" calcext:value-type="float">
            <text:p>1226.641</text:p>
          </table:table-cell>
          <table:table-cell office:value-type="float" office:value="1263.684" calcext:value-type="float">
            <text:p>1263.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2" calcext:value-type="float">
            <text:p>22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889" calcext:value-type="float">
            <text:p>1226.889</text:p>
          </table:table-cell>
          <table:table-cell office:value-type="float" office:value="1262.432" calcext:value-type="float">
            <text:p>1262.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3" calcext:value-type="float">
            <text:p>223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19" calcext:value-type="float">
            <text:p>1226.719</text:p>
          </table:table-cell>
          <table:table-cell office:value-type="float" office:value="1262.807" calcext:value-type="float">
            <text:p>1262.80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116666667" calcext:value-type="percentage">
            <text:p>81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4" calcext:value-type="float">
            <text:p>22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836" calcext:value-type="float">
            <text:p>1226.836</text:p>
          </table:table-cell>
          <table:table-cell office:value-type="float" office:value="1262.512" calcext:value-type="float">
            <text:p>1262.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5" calcext:value-type="float">
            <text:p>22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724" calcext:value-type="float">
            <text:p>1226.724</text:p>
          </table:table-cell>
          <table:table-cell office:value-type="float" office:value="1262.819" calcext:value-type="float">
            <text:p>1262.8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1666666667" calcext:value-type="percentage">
            <text:p>81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6" calcext:value-type="float">
            <text:p>22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599" calcext:value-type="float">
            <text:p>1226.599</text:p>
          </table:table-cell>
          <table:table-cell office:value-type="float" office:value="1263.175" calcext:value-type="float">
            <text:p>1263.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7" calcext:value-type="float">
            <text:p>227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727" calcext:value-type="float">
            <text:p>1226.727</text:p>
          </table:table-cell>
          <table:table-cell office:value-type="float" office:value="1263.09" calcext:value-type="float">
            <text:p>1263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866666667" calcext:value-type="percentage">
            <text:p>81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8" calcext:value-type="float">
            <text:p>228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6.195" calcext:value-type="float">
            <text:p>1226.195</text:p>
          </table:table-cell>
          <table:table-cell office:value-type="float" office:value="1264.044" calcext:value-type="float">
            <text:p>1264.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085" calcext:value-type="percentage">
            <text:p>8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6.343" calcext:value-type="float">
            <text:p>1226.343</text:p>
          </table:table-cell>
          <table:table-cell office:value-type="float" office:value="1263.555" calcext:value-type="float">
            <text:p>1263.5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0" calcext:value-type="float">
            <text:p>23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6.111" calcext:value-type="float">
            <text:p>1226.111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6.198" calcext:value-type="float">
            <text:p>1226.198</text:p>
          </table:table-cell>
          <table:table-cell office:value-type="float" office:value="1264.288" calcext:value-type="float">
            <text:p>1264.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2" calcext:value-type="float">
            <text:p>232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5.544" calcext:value-type="float">
            <text:p>1225.544</text:p>
          </table:table-cell>
          <table:table-cell office:value-type="float" office:value="1263.273" calcext:value-type="float">
            <text:p>1263.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08" calcext:value-type="percentage">
            <text:p>72.0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5.984" calcext:value-type="float">
            <text:p>1225.984</text:p>
          </table:table-cell>
          <table:table-cell office:value-type="float" office:value="1262.221" calcext:value-type="float">
            <text:p>1262.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34" calcext:value-type="float">
            <text:p>23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6.239" calcext:value-type="float">
            <text:p>1226.239</text:p>
          </table:table-cell>
          <table:table-cell office:value-type="float" office:value="1262.246" calcext:value-type="float">
            <text:p>1262.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09" calcext:value-type="float">
            <text:p>209</text:p>
          </table:table-cell>
          <table:table-cell office:value-type="float" office:value="4838.5" calcext:value-type="float">
            <text:p>4838.5</text:p>
          </table:table-cell>
          <table:table-cell office:value-type="float" office:value="1224.693" calcext:value-type="float">
            <text:p>1224.693</text:p>
          </table:table-cell>
          <table:table-cell office:value-type="float" office:value="1261.36" calcext:value-type="float">
            <text:p>1261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0" calcext:value-type="float">
            <text:p>210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789" calcext:value-type="float">
            <text:p>1224.789</text:p>
          </table:table-cell>
          <table:table-cell office:value-type="float" office:value="1261.139" calcext:value-type="float">
            <text:p>1261.1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1" calcext:value-type="float">
            <text:p>211</text:p>
          </table:table-cell>
          <table:table-cell office:value-type="float" office:value="4837.8" calcext:value-type="float">
            <text:p>4837.8</text:p>
          </table:table-cell>
          <table:table-cell office:value-type="float" office:value="1224.784" calcext:value-type="float">
            <text:p>1224.784</text:p>
          </table:table-cell>
          <table:table-cell office:value-type="float" office:value="1260.896" calcext:value-type="float">
            <text:p>1260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483333333" calcext:value-type="percentage">
            <text:p>81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778" calcext:value-type="float">
            <text:p>1224.778</text:p>
          </table:table-cell>
          <table:table-cell office:value-type="float" office:value="1261.145" calcext:value-type="float">
            <text:p>1261.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3" calcext:value-type="float">
            <text:p>213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52" calcext:value-type="float">
            <text:p>1224.652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4" calcext:value-type="float">
            <text:p>214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5" calcext:value-type="float">
            <text:p>1224.615</text:p>
          </table:table-cell>
          <table:table-cell office:value-type="float" office:value="1261.204" calcext:value-type="float">
            <text:p>1261.2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5" calcext:value-type="float">
            <text:p>21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7" calcext:value-type="float">
            <text:p>1224.507</text:p>
          </table:table-cell>
          <table:table-cell office:value-type="float" office:value="1260.967" calcext:value-type="float">
            <text:p>1260.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6" calcext:value-type="float">
            <text:p>21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616" calcext:value-type="float">
            <text:p>1224.616</text:p>
          </table:table-cell>
          <table:table-cell office:value-type="float" office:value="1260.891" calcext:value-type="float">
            <text:p>1260.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7" calcext:value-type="float">
            <text:p>21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575" calcext:value-type="float">
            <text:p>1224.575</text:p>
          </table:table-cell>
          <table:table-cell office:value-type="float" office:value="1261.408" calcext:value-type="float">
            <text:p>1261.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8" calcext:value-type="float">
            <text:p>218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4.655" calcext:value-type="float">
            <text:p>1224.655</text:p>
          </table:table-cell>
          <table:table-cell office:value-type="float" office:value="1260.711" calcext:value-type="float">
            <text:p>1260.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19" calcext:value-type="float">
            <text:p>219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39" calcext:value-type="float">
            <text:p>1224.39</text:p>
          </table:table-cell>
          <table:table-cell office:value-type="float" office:value="1261.157" calcext:value-type="float">
            <text:p>1261.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33333333" calcext:value-type="percentage">
            <text:p>81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0" calcext:value-type="float">
            <text:p>220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9" calcext:value-type="float">
            <text:p>1224.359</text:p>
          </table:table-cell>
          <table:table-cell office:value-type="float" office:value="1261.069" calcext:value-type="float">
            <text:p>1261.06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1" calcext:value-type="float">
            <text:p>221</text:p>
          </table:table-cell>
          <table:table-cell office:value-type="float" office:value="4838" calcext:value-type="float">
            <text:p>4838</text:p>
          </table:table-cell>
          <table:table-cell office:value-type="float" office:value="1224.355" calcext:value-type="float">
            <text:p>1224.355</text:p>
          </table:table-cell>
          <table:table-cell office:value-type="float" office:value="1261.026" calcext:value-type="float">
            <text:p>1261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35" calcext:value-type="percentage">
            <text:p>8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2" calcext:value-type="float">
            <text:p>222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17" calcext:value-type="float">
            <text:p>1224.517</text:p>
          </table:table-cell>
          <table:table-cell office:value-type="float" office:value="1261.457" calcext:value-type="float">
            <text:p>1261.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3" calcext:value-type="float">
            <text:p>22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02" calcext:value-type="float">
            <text:p>1224.502</text:p>
          </table:table-cell>
          <table:table-cell office:value-type="float" office:value="1261.079" calcext:value-type="float">
            <text:p>1261.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183333333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4" calcext:value-type="float">
            <text:p>224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4.327" calcext:value-type="float">
            <text:p>1224.327</text:p>
          </table:table-cell>
          <table:table-cell office:value-type="float" office:value="1261.385" calcext:value-type="float">
            <text:p>1261.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35" calcext:value-type="percentage">
            <text:p>81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5" calcext:value-type="float">
            <text:p>225</text:p>
          </table:table-cell>
          <table:table-cell office:value-type="float" office:value="4838" calcext:value-type="float">
            <text:p>4838</text:p>
          </table:table-cell>
          <table:table-cell office:value-type="float" office:value="1224.469" calcext:value-type="float">
            <text:p>1224.469</text:p>
          </table:table-cell>
          <table:table-cell office:value-type="float" office:value="1261.375" calcext:value-type="float">
            <text:p>1261.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6" calcext:value-type="float">
            <text:p>226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506" calcext:value-type="float">
            <text:p>1224.506</text:p>
          </table:table-cell>
          <table:table-cell office:value-type="float" office:value="1261.476" calcext:value-type="float">
            <text:p>1261.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7" calcext:value-type="float">
            <text:p>227</text:p>
          </table:table-cell>
          <table:table-cell office:value-type="float" office:value="4838" calcext:value-type="float">
            <text:p>4838</text:p>
          </table:table-cell>
          <table:table-cell office:value-type="float" office:value="1224.286" calcext:value-type="float">
            <text:p>1224.286</text:p>
          </table:table-cell>
          <table:table-cell office:value-type="float" office:value="1261.143" calcext:value-type="float">
            <text:p>1261.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333333333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8" calcext:value-type="float">
            <text:p>228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4.385" calcext:value-type="float">
            <text:p>1224.385</text:p>
          </table:table-cell>
          <table:table-cell office:value-type="float" office:value="1261.539" calcext:value-type="float">
            <text:p>1261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05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29" calcext:value-type="float">
            <text:p>229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88" calcext:value-type="float">
            <text:p>1224.38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0" calcext:value-type="float">
            <text:p>23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536" calcext:value-type="float">
            <text:p>1224.536</text:p>
          </table:table-cell>
          <table:table-cell office:value-type="float" office:value="1260.994" calcext:value-type="float">
            <text:p>1260.9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1" calcext:value-type="float">
            <text:p>231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4.194" calcext:value-type="float">
            <text:p>1224.194</text:p>
          </table:table-cell>
          <table:table-cell office:value-type="float" office:value="1261.26" calcext:value-type="float">
            <text:p>1261.2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16666667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2" calcext:value-type="float">
            <text:p>232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69" calcext:value-type="float">
            <text:p>1224.369</text:p>
          </table:table-cell>
          <table:table-cell office:value-type="float" office:value="1261.068" calcext:value-type="float">
            <text:p>1261.06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883333333" calcext:value-type="percentage">
            <text:p>81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3" calcext:value-type="float">
            <text:p>23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32" calcext:value-type="float">
            <text:p>1224.32</text:p>
          </table:table-cell>
          <table:table-cell office:value-type="float" office:value="1261.124" calcext:value-type="float">
            <text:p>1261.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29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34" calcext:value-type="float">
            <text:p>23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4.042" calcext:value-type="float">
            <text:p>1224.042</text:p>
          </table:table-cell>
          <table:table-cell office:value-type="float" office:value="1261.319" calcext:value-type="float">
            <text:p>1261.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1933333333" calcext:value-type="percentage">
            <text:p>81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1" calcext:value-type="float">
            <text:p>181</text:p>
          </table:table-cell>
          <table:table-cell office:value-type="float" office:value="4838" calcext:value-type="float">
            <text:p>4838</text:p>
          </table:table-cell>
          <table:table-cell office:value-type="float" office:value="1248.699" calcext:value-type="float">
            <text:p>1248.699</text:p>
          </table:table-cell>
          <table:table-cell office:value-type="float" office:value="1258.399" calcext:value-type="float">
            <text:p>1258.399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0416666667" calcext:value-type="percentage">
            <text:p>81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2" calcext:value-type="float">
            <text:p>182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5.058" calcext:value-type="float">
            <text:p>1235.058</text:p>
          </table:table-cell>
          <table:table-cell office:value-type="float" office:value="1257.547" calcext:value-type="float">
            <text:p>1257.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3" calcext:value-type="float">
            <text:p>183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3.12" calcext:value-type="float">
            <text:p>1233.12</text:p>
          </table:table-cell>
          <table:table-cell office:value-type="float" office:value="1258.065" calcext:value-type="float">
            <text:p>1258.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75" calcext:value-type="percentage">
            <text:p>70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33333333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4" calcext:value-type="float">
            <text:p>184</text:p>
          </table:table-cell>
          <table:table-cell office:value-type="float" office:value="4838" calcext:value-type="float">
            <text:p>4838</text:p>
          </table:table-cell>
          <table:table-cell office:value-type="float" office:value="1232.38" calcext:value-type="float">
            <text:p>1232.38</text:p>
          </table:table-cell>
          <table:table-cell office:value-type="float" office:value="1259.073" calcext:value-type="float">
            <text:p>1259.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83" calcext:value-type="percentage">
            <text:p>70.83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066666667" calcext:value-type="percentage">
            <text:p>81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5" calcext:value-type="float">
            <text:p>185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2.074" calcext:value-type="float">
            <text:p>1232.074</text:p>
          </table:table-cell>
          <table:table-cell office:value-type="float" office:value="1258.164" calcext:value-type="float">
            <text:p>1258.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9" calcext:value-type="percentage">
            <text:p>81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6" calcext:value-type="float">
            <text:p>186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31.939" calcext:value-type="float">
            <text:p>1231.939</text:p>
          </table:table-cell>
          <table:table-cell office:value-type="float" office:value="1260.09" calcext:value-type="float">
            <text:p>126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7" calcext:value-type="float">
            <text:p>187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1.303" calcext:value-type="float">
            <text:p>1231.303</text:p>
          </table:table-cell>
          <table:table-cell office:value-type="float" office:value="1259.896" calcext:value-type="float">
            <text:p>1259.8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8" calcext:value-type="float">
            <text:p>188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882" calcext:value-type="float">
            <text:p>1230.882</text:p>
          </table:table-cell>
          <table:table-cell office:value-type="float" office:value="1259.539" calcext:value-type="float">
            <text:p>1259.5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05" calcext:value-type="percentage">
            <text:p>70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15" calcext:value-type="percentage">
            <text:p>81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89" calcext:value-type="float">
            <text:p>189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30.797" calcext:value-type="float">
            <text:p>1230.797</text:p>
          </table:table-cell>
          <table:table-cell office:value-type="float" office:value="1260.794" calcext:value-type="float">
            <text:p>1260.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75" calcext:value-type="percentage">
            <text:p>71.75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67" calcext:value-type="percentage">
            <text:p>79.67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14316666667" calcext:value-type="percentage">
            <text:p>81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0" calcext:value-type="float">
            <text:p>19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839" calcext:value-type="float">
            <text:p>1230.839</text:p>
          </table:table-cell>
          <table:table-cell office:value-type="float" office:value="1259.918" calcext:value-type="float">
            <text:p>1259.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2766666667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1" calcext:value-type="float">
            <text:p>19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30.439" calcext:value-type="float">
            <text:p>1230.439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1533333333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2" calcext:value-type="float">
            <text:p>192</text:p>
          </table:table-cell>
          <table:table-cell office:value-type="float" office:value="4838" calcext:value-type="float">
            <text:p>4838</text:p>
          </table:table-cell>
          <table:table-cell office:value-type="float" office:value="1230.16" calcext:value-type="float">
            <text:p>1230.16</text:p>
          </table:table-cell>
          <table:table-cell office:value-type="float" office:value="1260.597" calcext:value-type="float">
            <text:p>1260.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25" calcext:value-type="percentage">
            <text:p>71.25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1516666667" calcext:value-type="percentage">
            <text:p>81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3" calcext:value-type="float">
            <text:p>193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30.115" calcext:value-type="float">
            <text:p>1230.115</text:p>
          </table:table-cell>
          <table:table-cell office:value-type="float" office:value="1261.521" calcext:value-type="float">
            <text:p>1261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0266666667" calcext:value-type="percentage">
            <text:p>81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4" calcext:value-type="float">
            <text:p>194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9.735" calcext:value-type="float">
            <text:p>1229.735</text:p>
          </table:table-cell>
          <table:table-cell office:value-type="float" office:value="1261.889" calcext:value-type="float">
            <text:p>1261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16666667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5" calcext:value-type="float">
            <text:p>19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30.12" calcext:value-type="float">
            <text:p>1230.12</text:p>
          </table:table-cell>
          <table:table-cell office:value-type="float" office:value="1260.004" calcext:value-type="float">
            <text:p>126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92" calcext:value-type="percentage">
            <text:p>71.92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4166666667" calcext:value-type="percentage">
            <text:p>81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6" calcext:value-type="float">
            <text:p>196</text:p>
          </table:table-cell>
          <table:table-cell office:value-type="float" office:value="4838.7" calcext:value-type="float">
            <text:p>4838.7</text:p>
          </table:table-cell>
          <table:table-cell office:value-type="float" office:value="1229.431" calcext:value-type="float">
            <text:p>1229.431</text:p>
          </table:table-cell>
          <table:table-cell office:value-type="float" office:value="1260.521" calcext:value-type="float">
            <text:p>1260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2083333333" calcext:value-type="percentage">
            <text:p>81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7" calcext:value-type="float">
            <text:p>197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415" calcext:value-type="float">
            <text:p>1229.415</text:p>
          </table:table-cell>
          <table:table-cell office:value-type="float" office:value="1260.733" calcext:value-type="float">
            <text:p>1260.73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style-name="ce4" office:value-type="percentage" office:value="0.815983333333" calcext:value-type="percentage">
            <text:p>81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8" calcext:value-type="float">
            <text:p>198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9.587" calcext:value-type="float">
            <text:p>1229.587</text:p>
          </table:table-cell>
          <table:table-cell office:value-type="float" office:value="1260.454" calcext:value-type="float">
            <text:p>1260.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08" calcext:value-type="percentage">
            <text:p>71.08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3583333333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99" calcext:value-type="float">
            <text:p>199</text:p>
          </table:table-cell>
          <table:table-cell office:value-type="float" office:value="4838.6" calcext:value-type="float">
            <text:p>4838.6</text:p>
          </table:table-cell>
          <table:table-cell office:value-type="float" office:value="1229.339" calcext:value-type="float">
            <text:p>1229.339</text:p>
          </table:table-cell>
          <table:table-cell office:value-type="float" office:value="1260.256" calcext:value-type="float">
            <text:p>1260.25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4033333333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0" calcext:value-type="float">
            <text:p>200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991" calcext:value-type="float">
            <text:p>1228.991</text:p>
          </table:table-cell>
          <table:table-cell office:value-type="float" office:value="1260.558" calcext:value-type="float">
            <text:p>1260.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132" calcext:value-type="percentage">
            <text:p>81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1" calcext:value-type="float">
            <text:p>201</text:p>
          </table:table-cell>
          <table:table-cell office:value-type="float" office:value="4837.9" calcext:value-type="float">
            <text:p>4837.9</text:p>
          </table:table-cell>
          <table:table-cell office:value-type="float" office:value="1229.091" calcext:value-type="float">
            <text:p>1229.091</text:p>
          </table:table-cell>
          <table:table-cell office:value-type="float" office:value="1260.955" calcext:value-type="float">
            <text:p>1260.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016666667" calcext:value-type="percentage">
            <text:p>81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2" calcext:value-type="float">
            <text:p>202</text:p>
          </table:table-cell>
          <table:table-cell office:value-type="float" office:value="4838" calcext:value-type="float">
            <text:p>4838</text:p>
          </table:table-cell>
          <table:table-cell office:value-type="float" office:value="1228.863" calcext:value-type="float">
            <text:p>1228.863</text:p>
          </table:table-cell>
          <table:table-cell office:value-type="float" office:value="1261.925" calcext:value-type="float">
            <text:p>1261.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33333333" calcext:value-type="percentage">
            <text:p>81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3" calcext:value-type="float">
            <text:p>203</text:p>
          </table:table-cell>
          <table:table-cell office:value-type="float" office:value="4838" calcext:value-type="float">
            <text:p>4838</text:p>
          </table:table-cell>
          <table:table-cell office:value-type="float" office:value="1229.006" calcext:value-type="float">
            <text:p>1229.006</text:p>
          </table:table-cell>
          <table:table-cell office:value-type="float" office:value="1262.248" calcext:value-type="float">
            <text:p>1262.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65" calcext:value-type="percentage">
            <text:p>81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4" calcext:value-type="float">
            <text:p>204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9.018" calcext:value-type="float">
            <text:p>1229.018</text:p>
          </table:table-cell>
          <table:table-cell office:value-type="float" office:value="1262.412" calcext:value-type="float">
            <text:p>1262.4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percentage" office:value="0.7233" calcext:value-type="percentage">
            <text:p>72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43" calcext:value-type="percentage">
            <text:p>81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5" calcext:value-type="float">
            <text:p>205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96" calcext:value-type="float">
            <text:p>1228.596</text:p>
          </table:table-cell>
          <table:table-cell office:value-type="float" office:value="1263.639" calcext:value-type="float">
            <text:p>1263.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75" calcext:value-type="percentage">
            <text:p>8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6" calcext:value-type="float">
            <text:p>206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62" calcext:value-type="float">
            <text:p>1228.62</text:p>
          </table:table-cell>
          <table:table-cell office:value-type="float" office:value="1262.845" calcext:value-type="float">
            <text:p>1262.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42" calcext:value-type="percentage">
            <text:p>71.4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2783333333" calcext:value-type="percentage">
            <text:p>81.2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7" calcext:value-type="float">
            <text:p>207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8.553" calcext:value-type="float">
            <text:p>1228.553</text:p>
          </table:table-cell>
          <table:table-cell office:value-type="float" office:value="1261.552" calcext:value-type="float">
            <text:p>1261.552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15266666667" calcext:value-type="percentage">
            <text:p>81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8" calcext:value-type="float">
            <text:p>208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377" calcext:value-type="float">
            <text:p>1228.377</text:p>
          </table:table-cell>
          <table:table-cell office:value-type="float" office:value="1261.753" calcext:value-type="float">
            <text:p>1261.75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8" calcext:value-type="percentage">
            <text:p>71.58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8" calcext:value-type="percentage">
            <text:p>80.00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4433333333" calcext:value-type="percentage">
            <text:p>81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09" calcext:value-type="float">
            <text:p>209</text:p>
          </table:table-cell>
          <table:table-cell office:value-type="float" office:value="4838.4" calcext:value-type="float">
            <text:p>4838.4</text:p>
          </table:table-cell>
          <table:table-cell office:value-type="float" office:value="1228.232" calcext:value-type="float">
            <text:p>1228.232</text:p>
          </table:table-cell>
          <table:table-cell office:value-type="float" office:value="1262.013" calcext:value-type="float">
            <text:p>1262.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33" calcext:value-type="percentage">
            <text:p>71.33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1125" calcext:value-type="percentage">
            <text:p>81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0" calcext:value-type="float">
            <text:p>210</text:p>
          </table:table-cell>
          <table:table-cell office:value-type="float" office:value="4838.3" calcext:value-type="float">
            <text:p>4838.3</text:p>
          </table:table-cell>
          <table:table-cell office:value-type="float" office:value="1227.97" calcext:value-type="float">
            <text:p>1227.97</text:p>
          </table:table-cell>
          <table:table-cell office:value-type="float" office:value="1262.96" calcext:value-type="float">
            <text:p>1262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2" calcext:value-type="percentage">
            <text:p>72.0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13616666667" calcext:value-type="percentage">
            <text:p>81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1" calcext:value-type="float">
            <text:p>211</text:p>
          </table:table-cell>
          <table:table-cell office:value-type="float" office:value="4838.2" calcext:value-type="float">
            <text:p>4838.2</text:p>
          </table:table-cell>
          <table:table-cell office:value-type="float" office:value="1228.005" calcext:value-type="float">
            <text:p>1228.005</text:p>
          </table:table-cell>
          <table:table-cell office:value-type="float" office:value="1262.437" calcext:value-type="float">
            <text:p>1262.437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83" calcext:value-type="percentage">
            <text:p>71.83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13316666667" calcext:value-type="percentage">
            <text:p>81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12" calcext:value-type="float">
            <text:p>212</text:p>
          </table:table-cell>
          <table:table-cell office:value-type="float" office:value="4838.1" calcext:value-type="float">
            <text:p>4838.1</text:p>
          </table:table-cell>
          <table:table-cell office:value-type="float" office:value="1228.038" calcext:value-type="float">
            <text:p>1228.038</text:p>
          </table:table-cell>
          <table:table-cell office:value-type="float" office:value="1262.521" calcext:value-type="float">
            <text:p>1262.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percentage" office:value="0.715" calcext:value-type="percentage">
            <text:p>71.50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58" calcext:value-type="percentage">
            <text:p>79.58%</text:p>
          </table:table-cell>
          <table:table-cell table:style-name="ce2" office:value-type="percentage" office:value="0.8483" calcext:value-type="percentage">
            <text:p>84.83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136" calcext:value-type="percentage">
            <text:p>81.36%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AVERAGE([.C2:.C323])" office:value-type="float" office:value="4843.33354037267" calcext:value-type="float">
            <text:p>4843.3335403727</text:p>
          </table:table-cell>
          <table:table-cell table:number-columns-repeated="4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7"/>
          <table:table-cell/>
          <table:table-cell office:value-type="string" calcext:value-type="string">
            <text:p>opt. combination</text:p>
          </table:table-cell>
        </table:table-row>
        <table:table-row table:style-name="ro1">
          <table:table-cell table:number-columns-repeated="7"/>
          <table:table-cell table:style-name="Default" table:number-columns-repeated="7"/>
          <table:table-cell/>
          <table:table-cell table:style-name="ce1" table:formula="of:=AVERAGE([.H327:.M327])" office:value-type="percentage" office:value="0.8204" calcext:value-type="percentage">
            <text:p>82.04%</text:p>
          </table:table-cell>
        </table:table-row>
        <table:table-row table:style-name="ro1">
          <table:table-cell table:number-columns-repeated="2"/>
          <table:table-cell table:formula="of:=SUM([.C2:.C323])/(3600*24)" office:value-type="float" office:value="18.0503865740741" calcext:value-type="float">
            <text:p>18.0503865741</text:p>
          </table:table-cell>
          <table:table-cell table:number-columns-repeated="4"/>
          <table:table-cell table:formula="of:=MAX([.H1:.H323])" office:value-type="percentage" office:value="0.7233" calcext:value-type="percentage">
            <text:p>72.33%</text:p>
          </table:table-cell>
          <table:table-cell table:formula="of:=MAX([.I1:.I323])" office:value-type="percentage" office:value="0.7625" calcext:value-type="percentage">
            <text:p>76.25%</text:p>
          </table:table-cell>
          <table:table-cell table:formula="of:=MAX([.J1:.J323])" office:value-type="percentage" office:value="0.8075" calcext:value-type="percentage">
            <text:p>80.75%</text:p>
          </table:table-cell>
          <table:table-cell table:formula="of:=MAX([.K1:.K323])" office:value-type="percentage" office:value="0.8483" calcext:value-type="percentage">
            <text:p>84.83%</text:p>
          </table:table-cell>
          <table:table-cell table:formula="of:=MAX([.L1:.L323])" office:value-type="percentage" office:value="0.89" calcext:value-type="percentage">
            <text:p>89.00%</text:p>
          </table:table-cell>
          <table:table-cell table:formula="of:=MAX([.M1:.M323])" office:value-type="percentage" office:value="0.8908" calcext:value-type="percentage">
            <text:p>89.08%</text:p>
          </table:table-cell>
          <table:table-cell table:formula="of:=MAX([.N1:.N323])" office:value-type="percentage" office:value="0.815983333333" calcext:value-type="percentage">
            <text:p>81.60%</text:p>
          </table:table-cell>
          <table:table-cell office:value-type="string" calcext:value-type="string">
            <text:p>ma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7:00:47.232560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6-25T17:01:34.109459457</dc:date>
    <meta:editing-duration>PT34M18S</meta:editing-duration>
    <meta:editing-cycles>7</meta:editing-cycles>
    <meta:document-statistic meta:table-count="1" meta:cell-count="3288" meta:object-count="0"/>
  </office:meta>
</office:document-meta>
</file>